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8033" officeooo:paragraph-rsid="001e8033" style:font-weight-asian="bold" style:font-weight-complex="bold"/>
    </style:style>
    <style:style style:name="P2" style:family="paragraph" style:parent-style-name="Standard">
      <style:text-properties fo:font-weight="bold" officeooo:rsid="00256e75" officeooo:paragraph-rsid="00256e75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e8033" officeooo:paragraph-rsid="001e803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fd10b" officeooo:paragraph-rsid="001fd10b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fd10b" officeooo:paragraph-rsid="00279fb7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241493" officeooo:paragraph-rsid="0024149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56e75" officeooo:paragraph-rsid="00256e75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6566f" officeooo:paragraph-rsid="0026566f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2153a" officeooo:paragraph-rsid="002658e5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79fb7" officeooo:paragraph-rsid="00279fb7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e8033" officeooo:paragraph-rsid="001e803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e8033" officeooo:paragraph-rsid="00256e7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e8033" officeooo:paragraph-rsid="001fd10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e8033" officeooo:paragraph-rsid="00279fb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d10b" officeooo:paragraph-rsid="001fd10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fd10b" officeooo:paragraph-rsid="0021ae1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2153a" officeooo:paragraph-rsid="0022153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2153a" officeooo:paragraph-rsid="002658e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2153a" officeooo:paragraph-rsid="00279fb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41493" officeooo:paragraph-rsid="00241493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56e75" officeooo:paragraph-rsid="00256e7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6566f" officeooo:paragraph-rsid="0026566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658e5" officeooo:paragraph-rsid="002658e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8d5d1" officeooo:paragraph-rsid="0028d5d1" style:font-weight-asian="normal" style:font-weight-complex="normal"/>
    </style:style>
    <style:style style:name="P25" style:family="paragraph" style:parent-style-name="Standard">
      <style:text-properties fo:font-weight="normal" officeooo:rsid="001e8033" officeooo:paragraph-rsid="00256e75" style:font-weight-asian="normal" style:font-weight-complex="normal"/>
    </style:style>
    <style:style style:name="P26" style:family="paragraph" style:parent-style-name="Standard">
      <style:text-properties fo:font-size="14pt" fo:font-weight="bold" officeooo:rsid="002a9c2f" officeooo:paragraph-rsid="002a9c2f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56e75" officeooo:paragraph-rsid="00256e75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none" fo:font-weight="bold" officeooo:rsid="002a9c2f" officeooo:paragraph-rsid="002a9c2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none" fo:font-weight="bold" officeooo:rsid="0026566f" officeooo:paragraph-rsid="0026566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none" fo:font-weight="bold" officeooo:rsid="001e8033" officeooo:paragraph-rsid="001e8033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none" fo:font-weight="bold" officeooo:rsid="0022153a" officeooo:paragraph-rsid="002658e5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none" fo:font-weight="bold" officeooo:rsid="001fd10b" officeooo:paragraph-rsid="001fd10b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style:text-underline-style="none" fo:font-weight="bold" officeooo:rsid="002b4c31" officeooo:paragraph-rsid="002b4c31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style:text-underline-style="none" fo:font-weight="bold" officeooo:rsid="002dd5a9" officeooo:paragraph-rsid="002dd5a9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style:text-underline-style="solid" style:text-underline-width="auto" style:text-underline-color="font-color" fo:font-weight="bold" officeooo:rsid="00256e75" officeooo:paragraph-rsid="00256e75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style:text-underline-style="solid" style:text-underline-width="auto" style:text-underline-color="font-color" fo:font-weight="bold" officeooo:rsid="0026566f" officeooo:paragraph-rsid="0026566f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style:text-underline-style="solid" style:text-underline-width="auto" style:text-underline-color="font-color" fo:font-weight="bold" officeooo:rsid="00279fb7" officeooo:paragraph-rsid="00279fb7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style:text-underline-style="solid" style:text-underline-width="auto" style:text-underline-color="font-color" fo:font-weight="bold" officeooo:rsid="001fd10b" officeooo:paragraph-rsid="001fd10b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style:text-underline-style="solid" style:text-underline-width="auto" style:text-underline-color="font-color" fo:font-weight="bold" officeooo:rsid="00241493" officeooo:paragraph-rsid="00241493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style:text-underline-style="solid" style:text-underline-width="auto" style:text-underline-color="font-color" fo:font-weight="bold" officeooo:rsid="002bd8ab" officeooo:paragraph-rsid="002bd8a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style:text-underline-style="solid" style:text-underline-width="auto" style:text-underline-color="font-color" fo:font-weight="bold" officeooo:rsid="002f045e" officeooo:paragraph-rsid="002f045e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style="normal" style:text-underline-style="none" fo:font-weight="bold" officeooo:rsid="0031297f" officeooo:paragraph-rsid="0031297f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256e75" officeooo:paragraph-rsid="00256e75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31626b" officeooo:paragraph-rsid="0031626b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style:text-underline-style="none" fo:font-weight="bold" officeooo:rsid="002a9c2f" officeooo:paragraph-rsid="002a9c2f" style:font-weight-asian="bold" style:font-weight-complex="bold"/>
    </style:style>
    <style:style style:name="P46" style:family="paragraph" style:parent-style-name="Standard">
      <style:text-properties style:text-underline-style="none" fo:font-weight="bold" officeooo:rsid="0022153a" officeooo:paragraph-rsid="002658e5" style:font-weight-asian="bold" style:font-weight-complex="bold"/>
    </style:style>
    <style:style style:name="P47" style:family="paragraph" style:parent-style-name="Standard">
      <style:text-properties style:text-underline-style="none" fo:font-weight="normal" officeooo:rsid="00256e75" officeooo:paragraph-rsid="00256e75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6566f" officeooo:paragraph-rsid="0026566f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1fd10b" officeooo:paragraph-rsid="001fd10b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2b4c31" officeooo:paragraph-rsid="002b4c31" style:font-weight-asian="normal" style:font-weight-complex="normal"/>
    </style:style>
    <style:style style:name="P51" style:family="paragraph" style:parent-style-name="Standard">
      <style:text-properties fo:font-weight="normal" officeooo:rsid="001e8033" officeooo:paragraph-rsid="00256e75" style:font-weight-asian="normal" style:font-weight-complex="normal"/>
    </style:style>
    <style:style style:name="P52" style:family="paragraph" style:parent-style-name="Standard">
      <style:text-properties style:text-position="0% 100%" fo:font-size="14pt" style:text-underline-style="none" fo:font-weight="normal" officeooo:rsid="002a9c2f" officeooo:paragraph-rsid="002a9c2f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text-position="0% 100%" fo:font-size="14pt" style:text-underline-style="none" fo:font-weight="normal" officeooo:rsid="0022153a" officeooo:paragraph-rsid="0022153a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2pt" style:text-underline-style="none" fo:font-weight="normal" officeooo:rsid="002bd8ab" officeooo:paragraph-rsid="002bd8ab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2f045e" officeooo:paragraph-rsid="002f045e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solid" style:text-underline-width="auto" style:text-underline-color="font-color" fo:font-weight="normal" officeooo:rsid="002f045e" officeooo:paragraph-rsid="002f045e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style="normal" style:text-underline-style="none" fo:font-weight="normal" officeooo:rsid="002fef7f" officeooo:paragraph-rsid="002fef7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style:text-underline-style="none" fo:font-weight="normal" officeooo:rsid="0031626b" officeooo:paragraph-rsid="0031626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break-before="page"/>
      <style:text-properties fo:font-size="14pt" style:text-underline-style="none" fo:font-weight="bold" officeooo:rsid="002a9c2f" officeooo:paragraph-rsid="002a9c2f" style:font-size-asian="14pt" style:font-weight-asian="bold" style:font-size-complex="14pt" style:font-weight-complex="bold"/>
    </style:style>
    <style:style style:name="P60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2a9c2f" officeooo:paragraph-rsid="002a9c2f" style:font-size-asian="14pt" style:font-weight-asian="bold" style:font-size-complex="14pt" style:font-weight-complex="bold"/>
    </style:style>
    <style:style style:name="P61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1fd10b" officeooo:paragraph-rsid="00279fb7" style:font-size-asian="14pt" style:font-weight-asian="bold" style:font-size-complex="14pt" style:font-weight-complex="bold"/>
    </style:style>
    <style:style style:name="T1" style:family="text">
      <style:text-properties officeooo:rsid="002658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493" style:font-weight-asian="bold" style:font-weight-complex="bold"/>
    </style:style>
    <style:style style:name="T4" style:family="text">
      <style:text-properties fo:font-weight="bold" officeooo:rsid="0028d5d1" style:font-weight-asian="bold" style:font-weight-complex="bold"/>
    </style:style>
    <style:style style:name="T5" style:family="text">
      <style:text-properties fo:font-weight="bold" officeooo:rsid="002a9c2f" style:font-weight-asian="bold" style:font-weight-complex="bold"/>
    </style:style>
    <style:style style:name="T6" style:family="text">
      <style:text-properties fo:font-weight="bold" officeooo:rsid="003181fd" style:font-weight-asian="bold" style:font-weight-complex="bold"/>
    </style:style>
    <style:style style:name="T7" style:family="text">
      <style:text-properties officeooo:rsid="0028d5d1"/>
    </style:style>
    <style:style style:name="T8" style:family="text">
      <style:text-properties officeooo:rsid="002a9c2f"/>
    </style:style>
    <style:style style:name="T9" style:family="text">
      <style:text-properties officeooo:rsid="002b1866"/>
    </style:style>
    <style:style style:name="T10" style:family="text">
      <style:text-properties officeooo:rsid="002bd8ab"/>
    </style:style>
    <style:style style:name="T11" style:family="text">
      <style:text-properties officeooo:rsid="003181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GRAM <text:s/><text:span text:style-name="T11">NO : </text:span>1</text:p>
      <text:p text:style-name="P27"><text:span text:style-name="T8">AIM : </text:span>P<text:span text:style-name="T8">ROGRAM TO FIND LARGEST AND SMALLEST ELEMENT IN AN ARRAY</text:span></text:p>
      <text:p text:style-name="P2"/>
      <text:p text:style-name="P25">#include&lt;stdio.h&gt;</text:p>
      <text:p text:style-name="P25">void</text:p>
      <text:p text:style-name="P25">main ()</text:p>
      <text:p text:style-name="P25">{</text:p>
      <text:p text:style-name="P25"><text:s text:c="2"/>int a[10], i, m, max, min;</text:p>
      <text:p text:style-name="P25"><text:s text:c="2"/>printf ("enter the size of first array: ");</text:p>
      <text:p text:style-name="P25"><text:s text:c="2"/>scanf ("%d", &amp;m);</text:p>
      <text:p text:style-name="P25"><text:s text:c="2"/>printf ("enter the %d array elements ", m);</text:p>
      <text:p text:style-name="P25"><text:s text:c="2"/>for (i = 0; i &lt; m; i++)</text:p>
      <text:p text:style-name="P25"><text:s text:c="4"/>scanf ("%d", &amp;a[i]);</text:p>
      <text:p text:style-name="P25"><text:s text:c="2"/>max = a[0];</text:p>
      <text:p text:style-name="P25"><text:s text:c="2"/>for (i = 0; i &lt; m; i++)</text:p>
      <text:p text:style-name="P25"><text:s text:c="4"/>{</text:p>
      <text:p text:style-name="P25"><text:s text:c="6"/>if (max &lt; a[i])</text:p>
      <text:p text:style-name="P25"><text:tab/>max = a[i];</text:p>
      <text:p text:style-name="P25"><text:s text:c="4"/>}</text:p>
      <text:p text:style-name="P25"><text:s text:c="2"/>printf ("largest element %d\n", max);</text:p>
      <text:p text:style-name="P25"><text:s text:c="2"/>min = a[0];</text:p>
      <text:p text:style-name="P25"><text:s text:c="2"/>for (i = 0; i &lt; m; i++)</text:p>
      <text:p text:style-name="P25"><text:s text:c="4"/>{</text:p>
      <text:p text:style-name="P25"><text:s text:c="6"/>if (min &gt; a[i])</text:p>
      <text:p text:style-name="P25"><text:tab/>min = a[i];</text:p>
      <text:p text:style-name="P25"><text:s text:c="4"/>}</text:p>
      <text:p text:style-name="P25"><text:s text:c="2"/>printf ("\nsmallest element %d", min);</text:p>
      <text:p text:style-name="P25">}</text:p>
      <text:p text:style-name="P25"/>
      <text:p text:style-name="P60">OUTPUT</text:p>
      <text:p text:style-name="P12"/>
      <text:p text:style-name="P12">enter the size of first array: 3</text:p>
      <text:p text:style-name="P12">enter the 3 array elements 10</text:p>
      <text:p text:style-name="P12">20</text:p>
      <text:p text:style-name="P12">15</text:p>
      <text:p text:style-name="P12">largest element 20</text:p>
      <text:p text:style-name="P12"/>
      <text:p text:style-name="P12">smallest element 1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oft-page-break/>PROGRAM <text:s/><text:span text:style-name="T11">NO : </text:span>2</text:p>
      <text:p text:style-name="P28">AIM : PROGRAM TO MERGE TWO SORTED ARRAYS AND STORE IN A THIRD ARRAY</text:p>
      <text:p text:style-name="P45"/>
      <text:p text:style-name="P21">#include&lt;stdio.h&gt;</text:p>
      <text:p text:style-name="P21">void</text:p>
      <text:p text:style-name="P21">main ()</text:p>
      <text:p text:style-name="P21">{</text:p>
      <text:p text:style-name="P21"><text:s text:c="2"/>int m, n, a[10], b[10], c[20], i, j, k = 0, t;</text:p>
      <text:p text:style-name="P21"><text:s text:c="2"/>printf ("enter the size of the array A: ");</text:p>
      <text:p text:style-name="P21"><text:s text:c="2"/>scanf ("%d", &amp;m);</text:p>
      <text:p text:style-name="P21"><text:s text:c="2"/>printf ("array elements: ");</text:p>
      <text:p text:style-name="P21"><text:s text:c="2"/>for (i = 0; i &lt; m; i++)</text:p>
      <text:p text:style-name="P21"><text:s text:c="4"/>scanf ("%d", &amp;a[i]);</text:p>
      <text:p text:style-name="P21"><text:s text:c="2"/>printf ("enter the size of the array B: ");</text:p>
      <text:p text:style-name="P21"><text:s text:c="2"/>scanf ("%d", &amp;n);</text:p>
      <text:p text:style-name="P21"><text:s text:c="2"/>printf ("array elements: ");</text:p>
      <text:p text:style-name="P21"><text:s text:c="2"/>for (i = 0; i &lt; n; i++)</text:p>
      <text:p text:style-name="P21"><text:s text:c="4"/>scanf ("%d", &amp;b[i]);</text:p>
      <text:p text:style-name="P21"><text:s text:c="2"/>for (i = 0; i &lt; m; i++)</text:p>
      <text:p text:style-name="P21"><text:s text:c="4"/>for (j = i + 1; j &lt; m; j++)</text:p>
      <text:p text:style-name="P21"><text:s text:c="6"/>if (a[i] &gt; a[j])</text:p>
      <text:p text:style-name="P21"><text:tab/>{</text:p>
      <text:p text:style-name="P21"><text:tab/> <text:s/>t = a[i];</text:p>
      <text:p text:style-name="P21"><text:tab/> <text:s/>a[i] = a[j];</text:p>
      <text:p text:style-name="P21"><text:tab/> <text:s/>a[j] = t;</text:p>
      <text:p text:style-name="P21"><text:tab/>}</text:p>
      <text:p text:style-name="P21"><text:s text:c="2"/>for (i = 0; i &lt; n; i++)</text:p>
      <text:p text:style-name="P21"><text:s text:c="4"/>for (j = i + 1; j &lt; n; j++)</text:p>
      <text:p text:style-name="P21"><text:s text:c="6"/>if (b[i] &gt; b[j])</text:p>
      <text:p text:style-name="P21"><text:tab/>{</text:p>
      <text:p text:style-name="P21"><text:tab/> <text:s/>t = b[i];</text:p>
      <text:p text:style-name="P21"><text:tab/> <text:s/>b[i] = b[j];</text:p>
      <text:p text:style-name="P21"><text:tab/> <text:s/>b[j] = t;</text:p>
      <text:p text:style-name="P21"><text:tab/>}</text:p>
      <text:p text:style-name="P21"><text:s text:c="2"/>i = j = 0;</text:p>
      <text:p text:style-name="P21"><text:s text:c="2"/>while (i &lt; m &amp;&amp; j &lt; n)</text:p>
      <text:p text:style-name="P21"><text:s text:c="4"/>{</text:p>
      <text:p text:style-name="P21"><text:s text:c="6"/>if (a[i] &lt;= b[j])</text:p>
      <text:p text:style-name="P21"><text:tab/>{</text:p>
      <text:p text:style-name="P21"><text:tab/> <text:s/>c[k] = a[i];</text:p>
      <text:p text:style-name="P21"><text:tab/> <text:s/>i++;</text:p>
      <text:p text:style-name="P21"><text:tab/> <text:s/>k++;</text:p>
      <text:p text:style-name="P21"><text:tab/>}</text:p>
      <text:p text:style-name="P21"><text:s text:c="6"/>else</text:p>
      <text:p text:style-name="P21"><text:tab/>{</text:p>
      <text:p text:style-name="P21"><text:tab/> <text:s/>c[k] = b[j];</text:p>
      <text:p text:style-name="P21"><text:tab/> <text:s/>j++;</text:p>
      <text:p text:style-name="P21"><text:tab/> <text:s/>k++;</text:p>
      <text:p text:style-name="P21"><text:tab/>}</text:p>
      <text:p text:style-name="P21"><text:s text:c="4"/>}</text:p>
      <text:p text:style-name="P21"><text:s text:c="2"/>while (i &lt; m)</text:p>
      <text:p text:style-name="P21"><text:soft-page-break/><text:s text:c="4"/>{</text:p>
      <text:p text:style-name="P21"><text:s text:c="6"/>c[k] = a[i];</text:p>
      <text:p text:style-name="P21"><text:s text:c="6"/>k++;</text:p>
      <text:p text:style-name="P21"><text:s text:c="6"/>i++;</text:p>
      <text:p text:style-name="P21"><text:s text:c="4"/>}</text:p>
      <text:p text:style-name="P21"><text:s text:c="2"/>while (j &lt; n)</text:p>
      <text:p text:style-name="P21"><text:s text:c="4"/>{</text:p>
      <text:p text:style-name="P21"><text:s text:c="6"/>c[k] = b[j];</text:p>
      <text:p text:style-name="P21"><text:s text:c="6"/>k++;</text:p>
      <text:p text:style-name="P21"><text:s text:c="6"/>j++;</text:p>
      <text:p text:style-name="P21"><text:s text:c="4"/>}</text:p>
      <text:p text:style-name="P21"><text:s text:c="2"/>printf ("\n array is A: ");</text:p>
      <text:p text:style-name="P21"><text:s text:c="2"/>for (i = 0; i &lt; m; i++)</text:p>
      <text:p text:style-name="P21"><text:s text:c="4"/>printf ("\t%d", a[i]);</text:p>
      <text:p text:style-name="P21"><text:s text:c="2"/>printf ("\n array is B: ");</text:p>
      <text:p text:style-name="P21"><text:s text:c="2"/>for (i = 0; i &lt; n; i++)</text:p>
      <text:p text:style-name="P21"><text:s text:c="4"/>printf ("\t%d", b[i]);</text:p>
      <text:p text:style-name="P21"><text:s text:c="2"/>printf ("\n array is C: ");</text:p>
      <text:p text:style-name="P21"><text:s text:c="2"/>for (i = 0; i &lt; m + n; i++)</text:p>
      <text:p text:style-name="P21"><text:s text:c="4"/>printf ("\t%d", c[i]);</text:p>
      <text:p text:style-name="P21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35">O<text:span text:style-name="T7">UTPUT</text:span></text:p>
      <text:p text:style-name="P7"/>
      <text:p text:style-name="P24">enter the size of the array A: 3</text:p>
      <text:p text:style-name="P24">array elements: 6</text:p>
      <text:p text:style-name="P24">7</text:p>
      <text:p text:style-name="P24">8</text:p>
      <text:p text:style-name="P24">enter the size of the array B: 3</text:p>
      <text:p text:style-name="P24">array elements: 2</text:p>
      <text:p text:style-name="P24">3</text:p>
      <text:p text:style-name="P24">4</text:p>
      <text:p text:style-name="P24"/>
      <text:p text:style-name="P24"><text:s/>array is A: <text:tab/>6<text:tab/>7<text:tab/>8</text:p>
      <text:p text:style-name="P24"><text:s/>array is B: <text:tab/>2<text:tab/>3<text:tab/>4</text:p>
      <text:p text:style-name="P24"><text:s/>array is C: <text:tab/>2<text:tab/>3<text:tab/>4<text:tab/>6<text:tab/>7<text:tab/>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8">PROGRAM <text:span text:style-name="T11">NO : </text:span>3</text:p>
      <text:p text:style-name="P28">AIM : PROGRAM TO IMPLEMENT STACK USING ARRAY</text:p>
      <text:p text:style-name="P7"/>
      <text:p text:style-name="P21">#include &lt;stdio.h&gt;</text:p>
      <text:p text:style-name="P21">#include &lt;stdlib.h&gt;</text:p>
      <text:p text:style-name="P21">#define MAX_SIZE 100</text:p>
      <text:p text:style-name="P21">struct Stack</text:p>
      <text:p text:style-name="P21">{</text:p>
      <text:p text:style-name="P21"><text:s text:c="2"/>int arr[MAX_SIZE];</text:p>
      <text:p text:style-name="P21"><text:s text:c="2"/>int top;</text:p>
      <text:p text:style-name="P21">};</text:p>
      <text:p text:style-name="P21">void</text:p>
      <text:p text:style-name="P21">initialize (struct Stack *stack)</text:p>
      <text:p text:style-name="P21">{</text:p>
      <text:p text:style-name="P21"><text:s text:c="2"/>stack-&gt;top = -1;</text:p>
      <text:p text:style-name="P21">}</text:p>
      <text:p text:style-name="P21"/>
      <text:p text:style-name="P21">int</text:p>
      <text:p text:style-name="P21">isEmpty (struct Stack *stack)</text:p>
      <text:p text:style-name="P21">{</text:p>
      <text:p text:style-name="P21"><text:s text:c="2"/>return stack-&gt;top == -1;</text:p>
      <text:p text:style-name="P21">}</text:p>
      <text:p text:style-name="P21"/>
      <text:p text:style-name="P21">int</text:p>
      <text:p text:style-name="P21">isFull (struct Stack *stack)</text:p>
      <text:p text:style-name="P21">{</text:p>
      <text:p text:style-name="P21"><text:s text:c="2"/>return stack-&gt;top == MAX_SIZE - 1;</text:p>
      <text:p text:style-name="P21">}</text:p>
      <text:p text:style-name="P21"/>
      <text:p text:style-name="P21">void</text:p>
      <text:p text:style-name="P21">push (struct Stack *stack, int value)</text:p>
      <text:p text:style-name="P21">{</text:p>
      <text:p text:style-name="P21"><text:s text:c="2"/>if (isFull (stack))</text:p>
      <text:p text:style-name="P21"><text:s text:c="4"/>{</text:p>
      <text:p text:style-name="P21"><text:s text:c="6"/>printf ("Stack overflow! Cannot push element.\n");</text:p>
      <text:p text:style-name="P21"><text:s text:c="4"/>}</text:p>
      <text:p text:style-name="P21"><text:s text:c="2"/>else</text:p>
      <text:p text:style-name="P21"><text:s text:c="4"/>{</text:p>
      <text:p text:style-name="P21"><text:s text:c="6"/>stack-&gt;top++;</text:p>
      <text:p text:style-name="P21"><text:s text:c="6"/>stack-&gt;arr[stack-&gt;top] = value;</text:p>
      <text:p text:style-name="P21"><text:s text:c="6"/>printf ("%d pushed to the stack.\n", value);</text:p>
      <text:p text:style-name="P21"><text:s text:c="4"/>}</text:p>
      <text:p text:style-name="P21">}</text:p>
      <text:p text:style-name="P21"/>
      <text:p text:style-name="P21">void</text:p>
      <text:p text:style-name="P21">pop (struct Stack *stack)</text:p>
      <text:p text:style-name="P21">{</text:p>
      <text:p text:style-name="P21"><text:s text:c="2"/>if (isEmpty (stack))</text:p>
      <text:p text:style-name="P21"><text:s text:c="4"/>{</text:p>
      <text:p text:style-name="P21"><text:s text:c="6"/>printf ("Stack underflow! Cannot pop element.\n");</text:p>
      <text:p text:style-name="P21"><text:s text:c="4"/>}</text:p>
      <text:p text:style-name="P21"><text:soft-page-break/><text:s text:c="2"/>else</text:p>
      <text:p text:style-name="P21"><text:s text:c="4"/>{</text:p>
      <text:p text:style-name="P21"><text:s text:c="6"/>printf ("%d popped from the stack.\n", stack-&gt;arr[stack-&gt;top]);</text:p>
      <text:p text:style-name="P21"><text:s text:c="6"/>stack-&gt;top--;</text:p>
      <text:p text:style-name="P21"><text:s text:c="4"/>}</text:p>
      <text:p text:style-name="P21">}</text:p>
      <text:p text:style-name="P21"/>
      <text:p text:style-name="P21">void</text:p>
      <text:p text:style-name="P21">display (struct Stack *stack)</text:p>
      <text:p text:style-name="P21">{</text:p>
      <text:p text:style-name="P21"><text:s text:c="2"/>if (isEmpty (stack))</text:p>
      <text:p text:style-name="P21"><text:s text:c="4"/>{</text:p>
      <text:p text:style-name="P21"><text:s text:c="6"/>printf ("Stack is empty.\n");</text:p>
      <text:p text:style-name="P21"><text:s text:c="4"/>}</text:p>
      <text:p text:style-name="P21"><text:s text:c="2"/>else</text:p>
      <text:p text:style-name="P21"><text:s text:c="4"/>{</text:p>
      <text:p text:style-name="P21"><text:s text:c="6"/>printf ("Stack elements: ");</text:p>
      <text:p text:style-name="P21"><text:s text:c="6"/>for (int i = 0; i &lt;= stack-&gt;top; i++)</text:p>
      <text:p text:style-name="P21"><text:tab/>{</text:p>
      <text:p text:style-name="P21"><text:tab/> <text:s/>printf ("%d ", stack-&gt;arr[i]);</text:p>
      <text:p text:style-name="P21"><text:tab/>}</text:p>
      <text:p text:style-name="P21"><text:s text:c="6"/>printf ("\n");</text:p>
      <text:p text:style-name="P21"><text:s text:c="4"/>}</text:p>
      <text:p text:style-name="P21">}</text:p>
      <text:p text:style-name="P21"/>
      <text:p text:style-name="P21">int</text:p>
      <text:p text:style-name="P21">main ()</text:p>
      <text:p text:style-name="P21">{</text:p>
      <text:p text:style-name="P21"><text:s text:c="2"/>struct Stack stack;</text:p>
      <text:p text:style-name="P21"><text:s text:c="2"/>initialize (&amp;stack);</text:p>
      <text:p text:style-name="P21"/>
      <text:p text:style-name="P21"><text:s text:c="2"/>int choice, value;</text:p>
      <text:p text:style-name="P21"/>
      <text:p text:style-name="P21"><text:s text:c="2"/>do</text:p>
      <text:p text:style-name="P21"><text:s text:c="4"/>{</text:p>
      <text:p text:style-name="P21"><text:s text:c="6"/>printf ("\nStack Menu:\n");</text:p>
      <text:p text:style-name="P21"><text:s text:c="6"/>printf ("1. Push\n");</text:p>
      <text:p text:style-name="P21"><text:s text:c="6"/>printf ("2. Pop\n");</text:p>
      <text:p text:style-name="P21"><text:s text:c="6"/>printf ("3. Display\n");</text:p>
      <text:p text:style-name="P21"><text:s text:c="6"/>printf ("4. Exit\n");</text:p>
      <text:p text:style-name="P21"><text:s text:c="6"/>printf ("Enter your choice: ");</text:p>
      <text:p text:style-name="P21"><text:s text:c="6"/>scanf ("%d", &amp;choice);</text:p>
      <text:p text:style-name="P21"/>
      <text:p text:style-name="P21"><text:s text:c="6"/>switch (choice)</text:p>
      <text:p text:style-name="P21"><text:tab/>{</text:p>
      <text:p text:style-name="P21"><text:tab/>case 1:</text:p>
      <text:p text:style-name="P21"><text:tab/> <text:s/>printf ("Enter the value to push: ");</text:p>
      <text:p text:style-name="P21"><text:tab/> <text:s/>scanf ("%d", &amp;value);</text:p>
      <text:p text:style-name="P21"><text:tab/> <text:s/>push (&amp;stack, value);</text:p>
      <text:p text:style-name="P21"><text:tab/> <text:s/>break;</text:p>
      <text:p text:style-name="P21"><text:tab/>case 2:</text:p>
      <text:p text:style-name="P21"><text:tab/> <text:s/>pop (&amp;stack);</text:p>
      <text:p text:style-name="P21"><text:soft-page-break/><text:tab/> <text:s/>break;</text:p>
      <text:p text:style-name="P21"><text:tab/>case 3:</text:p>
      <text:p text:style-name="P21"><text:tab/> <text:s/>display (&amp;stack);</text:p>
      <text:p text:style-name="P21"><text:tab/> <text:s/>break;</text:p>
      <text:p text:style-name="P21"><text:tab/>case 4:</text:p>
      <text:p text:style-name="P21"><text:tab/> <text:s/>printf ("Exiting the program.\n");</text:p>
      <text:p text:style-name="P21"><text:tab/> <text:s/>break;</text:p>
      <text:p text:style-name="P21"><text:tab/>default:</text:p>
      <text:p text:style-name="P21"><text:tab/> <text:s/>printf ("Invalid choice. Please enter a valid option.\n");</text:p>
      <text:p text:style-name="P21"><text:tab/>}</text:p>
      <text:p text:style-name="P21"><text:s text:c="4"/>}</text:p>
      <text:p text:style-name="P21"><text:s text:c="2"/>while (choice != 4);</text:p>
      <text:p text:style-name="P21"/>
      <text:p text:style-name="P21"><text:s text:c="2"/>return 0;</text:p>
      <text:p text:style-name="P21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3"><text:soft-page-break/>O<text:span text:style-name="T7">UTPUT</text:span></text:p>
      <text:p text:style-name="P7"/>
      <text:p text:style-name="P22">Stack Menu:</text:p>
      <text:p text:style-name="P22">1. Push</text:p>
      <text:p text:style-name="P22">2. Pop</text:p>
      <text:p text:style-name="P22">3. Display</text:p>
      <text:p text:style-name="P22">4. Exit</text:p>
      <text:p text:style-name="P22">Enter your choice: 1</text:p>
      <text:p text:style-name="P22">Enter the value to push: 22</text:p>
      <text:p text:style-name="P22">22 pushed to the stack.</text:p>
      <text:p text:style-name="P22"/>
      <text:p text:style-name="P22">Stack Menu:</text:p>
      <text:p text:style-name="P22">1. Push</text:p>
      <text:p text:style-name="P22">2. Pop</text:p>
      <text:p text:style-name="P22">3. Display</text:p>
      <text:p text:style-name="P22">4. Exit</text:p>
      <text:p text:style-name="P22">Enter your choice: 1</text:p>
      <text:p text:style-name="P22">Enter the value to push: 77</text:p>
      <text:p text:style-name="P22">77 pushed to the stack.</text:p>
      <text:p text:style-name="P22"/>
      <text:p text:style-name="P22">Stack Menu:</text:p>
      <text:p text:style-name="P22">1. Push</text:p>
      <text:p text:style-name="P22">2. Pop</text:p>
      <text:p text:style-name="P22">3. Display</text:p>
      <text:p text:style-name="P22">4. Exit</text:p>
      <text:p text:style-name="P22">Enter your choice: 3</text:p>
      <text:p text:style-name="P22">Stack elements: 22 77 </text:p>
      <text:p text:style-name="P22"/>
      <text:p text:style-name="P22">Stack Menu:</text:p>
      <text:p text:style-name="P22">1. Push</text:p>
      <text:p text:style-name="P22">2. Pop</text:p>
      <text:p text:style-name="P22">3. Display</text:p>
      <text:p text:style-name="P22">4. Exit</text:p>
      <text:p text:style-name="P22">Enter your choice: 2</text:p>
      <text:p text:style-name="P22">77 popped from the stack.</text:p>
      <text:p text:style-name="P22"/>
      <text:p text:style-name="P22">Stack Menu:</text:p>
      <text:p text:style-name="P22">1. Push</text:p>
      <text:p text:style-name="P22">2. Pop</text:p>
      <text:p text:style-name="P22">3. Display</text:p>
      <text:p text:style-name="P22">4. Exit</text:p>
      <text:p text:style-name="P22">Enter your choice: 3</text:p>
      <text:p text:style-name="P22">Stack elements: 22 </text:p>
      <text:p text:style-name="P22"/>
      <text:p text:style-name="P22">Stack Menu:</text:p>
      <text:p text:style-name="P22">1. Push</text:p>
      <text:p text:style-name="P22">2. Pop</text:p>
      <text:p text:style-name="P22">3. Display</text:p>
      <text:p text:style-name="P22">4. Exit</text:p>
      <text:p text:style-name="P22">Enter your choice: 4</text:p>
      <text:p text:style-name="P22">Exiting the program.</text:p>
      <text:p text:style-name="P22"/>
      <text:p text:style-name="P28"><text:soft-page-break/>PROGRAM <text:span text:style-name="T11">NO : </text:span>4</text:p>
      <text:p text:style-name="P29"><text:span text:style-name="T8">AIM : </text:span>P<text:span text:style-name="T8">ROGRAM TO IMPLEMENT QUEUE USING ARRAY</text:span></text:p>
      <text:p text:style-name="P7"/>
      <text:p text:style-name="P22">#include &lt;stdio.h&gt;</text:p>
      <text:p text:style-name="P22">#define MAX_SIZE 100</text:p>
      <text:p text:style-name="P22">struct Queue</text:p>
      <text:p text:style-name="P22">{</text:p>
      <text:p text:style-name="P22"><text:s text:c="2"/>int front, rear;</text:p>
      <text:p text:style-name="P22"><text:s text:c="2"/>int arr[MAX_SIZE];</text:p>
      <text:p text:style-name="P22">};</text:p>
      <text:p text:style-name="P22">void</text:p>
      <text:p text:style-name="P22">initializeQueue (struct Queue *queue)</text:p>
      <text:p text:style-name="P22">{</text:p>
      <text:p text:style-name="P22"><text:s text:c="2"/>queue-&gt;front = -1;</text:p>
      <text:p text:style-name="P22"><text:s text:c="2"/>queue-&gt;rear = -1;</text:p>
      <text:p text:style-name="P22">}</text:p>
      <text:p text:style-name="P22"/>
      <text:p text:style-name="P22">int</text:p>
      <text:p text:style-name="P22">isEmpty (struct Queue *queue)</text:p>
      <text:p text:style-name="P22">{</text:p>
      <text:p text:style-name="P22"><text:s text:c="2"/>return (queue-&gt;front == -1 &amp;&amp; queue-&gt;rear == -1);</text:p>
      <text:p text:style-name="P22">}</text:p>
      <text:p text:style-name="P22"/>
      <text:p text:style-name="P22">int</text:p>
      <text:p text:style-name="P22">isFull (struct Queue *queue)</text:p>
      <text:p text:style-name="P22">{</text:p>
      <text:p text:style-name="P22"><text:s text:c="2"/>return (queue-&gt;rear == MAX_SIZE - 1);</text:p>
      <text:p text:style-name="P22">}</text:p>
      <text:p text:style-name="P22"/>
      <text:p text:style-name="P22">void</text:p>
      <text:p text:style-name="P22">enqueue (struct Queue *queue, int value)</text:p>
      <text:p text:style-name="P22">{</text:p>
      <text:p text:style-name="P22"><text:s text:c="2"/>if (isFull (queue))</text:p>
      <text:p text:style-name="P22"><text:s text:c="4"/>{</text:p>
      <text:p text:style-name="P22"><text:s text:c="6"/>printf ("Queue is full. Cannot enqueue.\n");</text:p>
      <text:p text:style-name="P22"><text:s text:c="6"/>return;</text:p>
      <text:p text:style-name="P22"><text:s text:c="4"/>}</text:p>
      <text:p text:style-name="P22"><text:s text:c="2"/>else if (isEmpty (queue))</text:p>
      <text:p text:style-name="P22"><text:s text:c="4"/>{</text:p>
      <text:p text:style-name="P22"><text:s text:c="6"/>queue-&gt;front = 0;</text:p>
      <text:p text:style-name="P22"><text:s text:c="6"/>queue-&gt;rear = 0;</text:p>
      <text:p text:style-name="P22"><text:s text:c="4"/>}</text:p>
      <text:p text:style-name="P22"><text:s text:c="2"/>else</text:p>
      <text:p text:style-name="P22"><text:s text:c="4"/>{</text:p>
      <text:p text:style-name="P22"><text:s text:c="6"/>queue-&gt;rear++;</text:p>
      <text:p text:style-name="P22"><text:s text:c="4"/>}</text:p>
      <text:p text:style-name="P22"/>
      <text:p text:style-name="P22"><text:s text:c="2"/>queue-&gt;arr[queue-&gt;rear] = value;</text:p>
      <text:p text:style-name="P22"><text:s text:c="2"/>printf ("%d enqueued to the queue.\n", value);</text:p>
      <text:p text:style-name="P22">}</text:p>
      <text:p text:style-name="P22"/>
      <text:p text:style-name="P22">void</text:p>
      <text:p text:style-name="P22"><text:soft-page-break/>dequeue (struct Queue *queue)</text:p>
      <text:p text:style-name="P22">{</text:p>
      <text:p text:style-name="P22"><text:s text:c="2"/>if (isEmpty (queue))</text:p>
      <text:p text:style-name="P22"><text:s text:c="4"/>{</text:p>
      <text:p text:style-name="P22"><text:s text:c="6"/>printf ("Queue is empty. Cannot dequeue.\n");</text:p>
      <text:p text:style-name="P22"><text:s text:c="6"/>return;</text:p>
      <text:p text:style-name="P22"><text:s text:c="4"/>}</text:p>
      <text:p text:style-name="P22"><text:s text:c="2"/>else if (queue-&gt;front == queue-&gt;rear)</text:p>
      <text:p text:style-name="P22"><text:s text:c="4"/>{</text:p>
      <text:p text:style-name="P22"><text:s text:c="6"/>// If there is only one element in the queue</text:p>
      <text:p text:style-name="P22"><text:s text:c="6"/>printf ("%d dequeued from the queue.\n", queue-&gt;arr[queue-&gt;front]);</text:p>
      <text:p text:style-name="P22"><text:s text:c="6"/>initializeQueue (queue);</text:p>
      <text:p text:style-name="P22"><text:s text:c="4"/>}</text:p>
      <text:p text:style-name="P22"><text:s text:c="2"/>else</text:p>
      <text:p text:style-name="P22"><text:s text:c="4"/>{</text:p>
      <text:p text:style-name="P22"><text:s text:c="6"/>printf ("%d dequeued from the queue.\n", queue-&gt;arr[queue-&gt;front]);</text:p>
      <text:p text:style-name="P22"><text:s text:c="6"/>queue-&gt;front++;</text:p>
      <text:p text:style-name="P22"><text:s text:c="4"/>}</text:p>
      <text:p text:style-name="P22">}</text:p>
      <text:p text:style-name="P22"/>
      <text:p text:style-name="P22">void</text:p>
      <text:p text:style-name="P22">display (struct Queue *queue)</text:p>
      <text:p text:style-name="P22">{</text:p>
      <text:p text:style-name="P22"><text:s text:c="2"/>if (isEmpty (queue))</text:p>
      <text:p text:style-name="P22"><text:s text:c="4"/>{</text:p>
      <text:p text:style-name="P22"><text:s text:c="6"/>printf ("Queue is empty.\n");</text:p>
      <text:p text:style-name="P22"><text:s text:c="6"/>return;</text:p>
      <text:p text:style-name="P22"><text:s text:c="4"/>}</text:p>
      <text:p text:style-name="P22"/>
      <text:p text:style-name="P22"><text:s text:c="2"/>printf ("Elements in the queue: ");</text:p>
      <text:p text:style-name="P22"><text:s text:c="2"/>for (int i = queue-&gt;front; i &lt;= queue-&gt;rear; i++)</text:p>
      <text:p text:style-name="P22"><text:s text:c="4"/>{</text:p>
      <text:p text:style-name="P22"><text:s text:c="6"/>printf ("%d ", queue-&gt;arr[i]);</text:p>
      <text:p text:style-name="P22"><text:s text:c="4"/>}</text:p>
      <text:p text:style-name="P22"><text:s text:c="2"/>printf ("\n");</text:p>
      <text:p text:style-name="P22">}</text:p>
      <text:p text:style-name="P22"/>
      <text:p text:style-name="P22">int</text:p>
      <text:p text:style-name="P22">main ()</text:p>
      <text:p text:style-name="P22">{</text:p>
      <text:p text:style-name="P22"><text:s text:c="2"/>struct Queue queue;</text:p>
      <text:p text:style-name="P22"><text:s text:c="2"/>initializeQueue (&amp;queue);</text:p>
      <text:p text:style-name="P22"/>
      <text:p text:style-name="P22"><text:s text:c="2"/>int choice, element;</text:p>
      <text:p text:style-name="P22"/>
      <text:p text:style-name="P22"><text:s text:c="2"/>do</text:p>
      <text:p text:style-name="P22"><text:s text:c="4"/>{</text:p>
      <text:p text:style-name="P22"><text:s text:c="6"/>printf ("\nQueue Menu:\n");</text:p>
      <text:p text:style-name="P22"><text:s text:c="6"/>printf ("1. Enqueue\n");</text:p>
      <text:p text:style-name="P22"><text:s text:c="6"/>printf ("2. Dequeue\n");</text:p>
      <text:p text:style-name="P22"><text:s text:c="6"/>printf ("3. Display\n");</text:p>
      <text:p text:style-name="P22"><text:s text:c="6"/>printf ("4. Quit\n");</text:p>
      <text:p text:style-name="P22"><text:soft-page-break/><text:s text:c="6"/>printf ("Enter your choice: ");</text:p>
      <text:p text:style-name="P22"><text:s text:c="6"/>scanf ("%d", &amp;choice);</text:p>
      <text:p text:style-name="P22"/>
      <text:p text:style-name="P22"><text:s text:c="6"/>switch (choice)</text:p>
      <text:p text:style-name="P22"><text:tab/>{</text:p>
      <text:p text:style-name="P22"><text:tab/>case 1:</text:p>
      <text:p text:style-name="P22"><text:tab/> <text:s/>printf ("Enter the element to enqueue: ");</text:p>
      <text:p text:style-name="P22"><text:tab/> <text:s/>scanf ("%d", &amp;element);</text:p>
      <text:p text:style-name="P22"><text:tab/> <text:s/>enqueue (&amp;queue, element);</text:p>
      <text:p text:style-name="P22"><text:tab/> <text:s/>break;</text:p>
      <text:p text:style-name="P22"/>
      <text:p text:style-name="P22"><text:tab/>case 2:</text:p>
      <text:p text:style-name="P22"><text:tab/> <text:s/>dequeue (&amp;queue);</text:p>
      <text:p text:style-name="P22"><text:tab/> <text:s/>break;</text:p>
      <text:p text:style-name="P22"/>
      <text:p text:style-name="P22"><text:tab/>case 3:</text:p>
      <text:p text:style-name="P22"><text:tab/> <text:s/>display (&amp;queue);</text:p>
      <text:p text:style-name="P22"><text:tab/> <text:s/>break;</text:p>
      <text:p text:style-name="P22"/>
      <text:p text:style-name="P22"><text:tab/>case 4:</text:p>
      <text:p text:style-name="P22"><text:tab/> <text:s/>printf ("Exiting the program.\n");</text:p>
      <text:p text:style-name="P22"><text:tab/> <text:s/>break;</text:p>
      <text:p text:style-name="P22"/>
      <text:p text:style-name="P22"><text:tab/>default:</text:p>
      <text:p text:style-name="P22"><text:tab/> <text:s/>printf ("Invalid choice. Please enter a valid option.\n");</text:p>
      <text:p text:style-name="P22"><text:tab/>}</text:p>
      <text:p text:style-name="P22"><text:s text:c="4"/>}</text:p>
      <text:p text:style-name="P22"><text:s text:c="2"/>while (choice != 4);</text:p>
      <text:p text:style-name="P22"/>
      <text:p text:style-name="P22"><text:s text:c="2"/>return 0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<text:soft-page-break/>O<text:span text:style-name="T7">UTPUT</text:span></text:p>
      <text:p text:style-name="P8"/>
      <text:p text:style-name="P23">Queue Menu:</text:p>
      <text:p text:style-name="P23">1. Enqueue</text:p>
      <text:p text:style-name="P23">2. Dequeue</text:p>
      <text:p text:style-name="P23">3. Display</text:p>
      <text:p text:style-name="P23">4. Quit</text:p>
      <text:p text:style-name="P23">Enter your choice: 1</text:p>
      <text:p text:style-name="P23">Enter the element to enqueue: 8</text:p>
      <text:p text:style-name="P23">8 enqueued to the queue.</text:p>
      <text:p text:style-name="P23"/>
      <text:p text:style-name="P23">Queue Menu:</text:p>
      <text:p text:style-name="P23">1. Enqueue</text:p>
      <text:p text:style-name="P23">2. Dequeue</text:p>
      <text:p text:style-name="P23">3. Display</text:p>
      <text:p text:style-name="P23">4. Quit</text:p>
      <text:p text:style-name="P23">Enter your choice: 1</text:p>
      <text:p text:style-name="P23">Enter the element to enqueue: 6</text:p>
      <text:p text:style-name="P23">6 enqueued to the queue.</text:p>
      <text:p text:style-name="P23"/>
      <text:p text:style-name="P23">Queue Menu:</text:p>
      <text:p text:style-name="P23">1. Enqueue</text:p>
      <text:p text:style-name="P23">2. Dequeue</text:p>
      <text:p text:style-name="P23">3. Display</text:p>
      <text:p text:style-name="P23">4. Quit</text:p>
      <text:p text:style-name="P23">Enter your choice: 1</text:p>
      <text:p text:style-name="P23">Enter the element to enqueue: 5</text:p>
      <text:p text:style-name="P23">5 enqueued to the queue.</text:p>
      <text:p text:style-name="P23"/>
      <text:p text:style-name="P23">Queue Menu:</text:p>
      <text:p text:style-name="P23">1. Enqueue</text:p>
      <text:p text:style-name="P23">2. Dequeue</text:p>
      <text:p text:style-name="P23">3. Display</text:p>
      <text:p text:style-name="P23">4. Quit</text:p>
      <text:p text:style-name="P23">Enter your choice: 3</text:p>
      <text:p text:style-name="P23">Elements in the queue: 8 6 5 </text:p>
      <text:p text:style-name="P23"/>
      <text:p text:style-name="P23">Queue Menu:</text:p>
      <text:p text:style-name="P23">1. Enqueue</text:p>
      <text:p text:style-name="P23">2. Dequeue</text:p>
      <text:p text:style-name="P23">3. Display</text:p>
      <text:p text:style-name="P23">4. Quit</text:p>
      <text:p text:style-name="P23">Enter your choice: 2</text:p>
      <text:p text:style-name="P23">8 dequeued from the queue.</text:p>
      <text:p text:style-name="P23"/>
      <text:p text:style-name="P23">Queue Menu:</text:p>
      <text:p text:style-name="P23">1. Enqueue</text:p>
      <text:p text:style-name="P23">2. Dequeue</text:p>
      <text:p text:style-name="P23">3. Display</text:p>
      <text:p text:style-name="P23">4. Quit</text:p>
      <text:p text:style-name="P23">Enter your choice: 3</text:p>
      <text:p text:style-name="P23">Elements in the queue: 6 5 </text:p>
      <text:p text:style-name="P23"><text:soft-page-break/></text:p>
      <text:p text:style-name="P23">Queue Menu:</text:p>
      <text:p text:style-name="P23">1. Enqueue</text:p>
      <text:p text:style-name="P23">2. Dequeue</text:p>
      <text:p text:style-name="P23">3. Display</text:p>
      <text:p text:style-name="P23">4. Quit</text:p>
      <text:p text:style-name="P23">Enter your choice: 4</text:p>
      <text:p text:style-name="P23">Exiting the program.</text:p>
      <text:p text:style-name="P59">PROGRAM <text:span text:style-name="T11">NO:</text:span> 5</text:p>
      <text:p text:style-name="P30">C<text:span text:style-name="T8">IRCULAR </text:span>Q<text:span text:style-name="T8">UEUE</text:span> - A<text:span text:style-name="T8">DD</text:span>, D<text:span text:style-name="T8">ELETE</text:span>, S<text:span text:style-name="T8">EARCH</text:span></text:p>
      <text:p text:style-name="P11"/>
      <text:p text:style-name="P15">#include&lt;stdio.h&gt;</text:p>
      <text:p text:style-name="P15">#include&lt;stdlib.h&gt;</text:p>
      <text:p text:style-name="P15">int a[10], front = -1, rear = -1, n;</text:p>
      <text:p text:style-name="P15">void insert ();</text:p>
      <text:p text:style-name="P15">void del ();</text:p>
      <text:p text:style-name="P15">void display ();</text:p>
      <text:p text:style-name="P15">void search ();</text:p>
      <text:p text:style-name="P15">int</text:p>
      <text:p text:style-name="P15">main ()</text:p>
      <text:p text:style-name="P15">{</text:p>
      <text:p text:style-name="P15"><text:s text:c="2"/>int ch;</text:p>
      <text:p text:style-name="P15"><text:s text:c="2"/>printf ("\n enter the size of the queue: ");</text:p>
      <text:p text:style-name="P15"><text:s text:c="2"/>scanf ("%d", &amp;n);</text:p>
      <text:p text:style-name="P15"><text:s text:c="2"/>while (1)</text:p>
      <text:p text:style-name="P15"><text:s text:c="4"/>{</text:p>
      <text:p text:style-name="P15"><text:s text:c="6"/>printf ("\n1.Insert");</text:p>
      <text:p text:style-name="P15"><text:s text:c="6"/>printf ("\n2.Deletion");</text:p>
      <text:p text:style-name="P15"><text:s text:c="6"/>printf ("\n3.Display");</text:p>
      <text:p text:style-name="P15"><text:s text:c="6"/>printf ("\n4.Search");</text:p>
      <text:p text:style-name="P15"><text:s text:c="6"/>printf ("\n5.Exit");</text:p>
      <text:p text:style-name="P15"><text:s text:c="6"/>printf ("\n Enter your choice: ");</text:p>
      <text:p text:style-name="P15"><text:s text:c="6"/>scanf ("%d", &amp;ch);</text:p>
      <text:p text:style-name="P15"><text:s text:c="6"/>switch (ch)</text:p>
      <text:p text:style-name="P15"><text:tab/>{</text:p>
      <text:p text:style-name="P15"><text:tab/>case 1:</text:p>
      <text:p text:style-name="P15"><text:tab/> <text:s/>insert ();</text:p>
      <text:p text:style-name="P15"><text:tab/> <text:s/>break;</text:p>
      <text:p text:style-name="P15"><text:tab/>case 2:</text:p>
      <text:p text:style-name="P15"><text:tab/> <text:s/>del ();</text:p>
      <text:p text:style-name="P15"><text:tab/> <text:s/>break;</text:p>
      <text:p text:style-name="P15"><text:tab/>case 3:</text:p>
      <text:p text:style-name="P15"><text:tab/> <text:s/>display ();</text:p>
      <text:p text:style-name="P15"><text:tab/> <text:s/>break;</text:p>
      <text:p text:style-name="P15"><text:tab/>case 4:</text:p>
      <text:p text:style-name="P15"><text:tab/> <text:s/>search ();</text:p>
      <text:p text:style-name="P15"><text:tab/> <text:s/>break;</text:p>
      <text:p text:style-name="P15"><text:tab/>case 5:</text:p>
      <text:p text:style-name="P15"><text:tab/> <text:s/>printf ("\n press any key to exit...");</text:p>
      <text:p text:style-name="P15"><text:tab/> <text:s/>exit (0);</text:p>
      <text:p text:style-name="P15"><text:tab/>default:</text:p>
      <text:p text:style-name="P15"><text:tab/> <text:s/>printf ("\n invalid choice");</text:p>
      <text:p text:style-name="P15"/>
      <text:p text:style-name="P15"><text:tab/>}</text:p>
      <text:p text:style-name="P15"><text:s text:c="4"/>}</text:p>
      <text:p text:style-name="P15"><text:s text:c="2"/>return 0;</text:p>
      <text:p text:style-name="P15">}</text:p>
      <text:p text:style-name="P15"/>
      <text:p text:style-name="P15">void</text:p>
      <text:p text:style-name="P15">insert ()</text:p>
      <text:p text:style-name="P15"><text:soft-page-break/>{</text:p>
      <text:p text:style-name="P15"/>
      <text:p text:style-name="P15"><text:s text:c="2"/>int x;</text:p>
      <text:p text:style-name="P15"><text:s text:c="2"/>if ((front == 0 &amp;&amp; rear == n - 1) || (front == rear + 1))</text:p>
      <text:p text:style-name="P15"><text:s text:c="4"/>{</text:p>
      <text:p text:style-name="P15"><text:s text:c="6"/>printf ("Queue is full");</text:p>
      <text:p text:style-name="P15"><text:s text:c="4"/>}</text:p>
      <text:p text:style-name="P15"><text:s text:c="2"/>else</text:p>
      <text:p text:style-name="P15"><text:s text:c="4"/>{</text:p>
      <text:p text:style-name="P15"><text:s text:c="6"/>printf ("enter the element to be inserted: ");</text:p>
      <text:p text:style-name="P15"><text:s text:c="6"/>scanf ("%d", &amp;x);</text:p>
      <text:p text:style-name="P15"><text:s text:c="6"/>if (front == -1 &amp;&amp; rear == -1)</text:p>
      <text:p text:style-name="P15"><text:tab/>front = rear = 0;</text:p>
      <text:p text:style-name="P15"><text:s text:c="6"/>else if (rear == n - 1 &amp;&amp; front != 0)</text:p>
      <text:p text:style-name="P15"><text:tab/>rear = 0;</text:p>
      <text:p text:style-name="P15"><text:s text:c="6"/>else</text:p>
      <text:p text:style-name="P15"><text:tab/>rear = (rear + 1) % n;</text:p>
      <text:p text:style-name="P15"><text:s text:c="6"/>a[rear] = x;</text:p>
      <text:p text:style-name="P15"><text:s text:c="4"/>}</text:p>
      <text:p text:style-name="P15">}</text:p>
      <text:p text:style-name="P15"/>
      <text:p text:style-name="P15">void</text:p>
      <text:p text:style-name="P15">display ()</text:p>
      <text:p text:style-name="P15">{</text:p>
      <text:p text:style-name="P15"><text:s text:c="2"/>int i;</text:p>
      <text:p text:style-name="P15"><text:s text:c="2"/>printf ("front=%d\nRear=%d\n", front, rear);</text:p>
      <text:p text:style-name="P15"><text:s text:c="2"/>if (front == -1)</text:p>
      <text:p text:style-name="P15"><text:s text:c="4"/>{</text:p>
      <text:p text:style-name="P15"><text:s text:c="6"/>printf ("\n queue is empty");</text:p>
      <text:p text:style-name="P15"><text:s text:c="4"/>}</text:p>
      <text:p text:style-name="P15"><text:s text:c="2"/>else if (front &lt;= rear)</text:p>
      <text:p text:style-name="P15"><text:s text:c="4"/>{</text:p>
      <text:p text:style-name="P15"><text:s text:c="6"/>for (i = front; i &lt;= rear; i++)</text:p>
      <text:p text:style-name="P15"><text:tab/>printf ("%d\t", a[i]);</text:p>
      <text:p text:style-name="P15"><text:s text:c="4"/>}</text:p>
      <text:p text:style-name="P15"><text:s text:c="2"/>else</text:p>
      <text:p text:style-name="P15"><text:s text:c="4"/>{</text:p>
      <text:p text:style-name="P15"><text:s text:c="6"/>for (i = front; i &lt; n; i++)</text:p>
      <text:p text:style-name="P15"><text:tab/>printf ("%d\t", a[i]);</text:p>
      <text:p text:style-name="P15"><text:s text:c="6"/>for (i = 0; i &lt;= rear; i++)</text:p>
      <text:p text:style-name="P15"><text:tab/>printf ("\n%d", a[i]);</text:p>
      <text:p text:style-name="P15"><text:s text:c="4"/>}</text:p>
      <text:p text:style-name="P15">}</text:p>
      <text:p text:style-name="P15"/>
      <text:p text:style-name="P15">void</text:p>
      <text:p text:style-name="P15">del ()</text:p>
      <text:p text:style-name="P15">{</text:p>
      <text:p text:style-name="P15"><text:s text:c="2"/>if (front == -1)</text:p>
      <text:p text:style-name="P15"><text:s text:c="4"/>printf ("\n queue is empty");</text:p>
      <text:p text:style-name="P15"><text:s text:c="2"/>else</text:p>
      <text:p text:style-name="P15"><text:s text:c="4"/>{</text:p>
      <text:p text:style-name="P15"><text:s text:c="6"/>printf ("deleted element: %d", a[front]);</text:p>
      <text:p text:style-name="P15"><text:soft-page-break/><text:s text:c="6"/>if (front == rear)</text:p>
      <text:p text:style-name="P15"><text:tab/>front = rear = -1;</text:p>
      <text:p text:style-name="P15"><text:s text:c="6"/>else</text:p>
      <text:p text:style-name="P15"><text:tab/>{</text:p>
      <text:p text:style-name="P15"><text:tab/> <text:s/>if (front == n - 1)</text:p>
      <text:p text:style-name="P15"><text:tab/> <text:s text:c="3"/>front = 0;</text:p>
      <text:p text:style-name="P15"><text:tab/> <text:s/>else</text:p>
      <text:p text:style-name="P15"><text:tab/> <text:s text:c="3"/>front += 1;</text:p>
      <text:p text:style-name="P15"><text:tab/>}</text:p>
      <text:p text:style-name="P15"><text:s text:c="4"/>}</text:p>
      <text:p text:style-name="P15">}</text:p>
      <text:p text:style-name="P15"/>
      <text:p text:style-name="P15">void</text:p>
      <text:p text:style-name="P15">search ()</text:p>
      <text:p text:style-name="P15">{</text:p>
      <text:p text:style-name="P15"><text:s text:c="2"/>int x, i, j;</text:p>
      <text:p text:style-name="P15"><text:s text:c="2"/>printf ("enter the element to be searched:\n");</text:p>
      <text:p text:style-name="P15"><text:s text:c="2"/>scanf ("%d", &amp;x);</text:p>
      <text:p text:style-name="P15"><text:s text:c="2"/>if (front &lt;= rear)</text:p>
      <text:p text:style-name="P15"><text:s text:c="4"/>{</text:p>
      <text:p text:style-name="P15"><text:s text:c="6"/>int fl = 0;</text:p>
      <text:p text:style-name="P15"><text:s text:c="6"/>for (i = front; i &lt;= rear; i++)</text:p>
      <text:p text:style-name="P15"><text:tab/>{</text:p>
      <text:p text:style-name="P15"><text:tab/> <text:s/>if (a[i] == x)</text:p>
      <text:p text:style-name="P15"><text:tab/> <text:s text:c="3"/>{</text:p>
      <text:p text:style-name="P15"><text:tab/> <text:s text:c="5"/>printf ("element found at position %d", i);</text:p>
      <text:p text:style-name="P15"><text:tab/> <text:s text:c="5"/>fl = 1;</text:p>
      <text:p text:style-name="P15"><text:tab/> <text:s text:c="5"/>break;</text:p>
      <text:p text:style-name="P15"><text:tab/> <text:s text:c="3"/>}</text:p>
      <text:p text:style-name="P15"><text:tab/>}</text:p>
      <text:p text:style-name="P15"><text:s text:c="6"/>if (fl == 0)</text:p>
      <text:p text:style-name="P15"><text:tab/>printf ("\n element not found");</text:p>
      <text:p text:style-name="P15"><text:s text:c="4"/>}</text:p>
      <text:p text:style-name="P15"><text:s text:c="2"/>else</text:p>
      <text:p text:style-name="P15"><text:s text:c="4"/>{</text:p>
      <text:p text:style-name="P15"><text:s text:c="6"/>int f = 0;</text:p>
      <text:p text:style-name="P15"><text:s text:c="6"/>for (i = front, j = 1; i &lt; n; i++, j++)</text:p>
      <text:p text:style-name="P15"><text:tab/>{</text:p>
      <text:p text:style-name="P15"><text:tab/> <text:s/>if (a[i] == x)</text:p>
      <text:p text:style-name="P15"><text:tab/> <text:s text:c="3"/>{</text:p>
      <text:p text:style-name="P15"><text:tab/> <text:s text:c="5"/>f = 1;</text:p>
      <text:p text:style-name="P15"><text:tab/> <text:s text:c="5"/>printf ("elemrnt found at position %d", j);</text:p>
      <text:p text:style-name="P15"><text:tab/> <text:s text:c="5"/>break;</text:p>
      <text:p text:style-name="P15"><text:tab/> <text:s text:c="3"/>}</text:p>
      <text:p text:style-name="P15"><text:tab/>}</text:p>
      <text:p text:style-name="P15"><text:s text:c="6"/>if (f == 0)</text:p>
      <text:p text:style-name="P15"><text:tab/>{</text:p>
      <text:p text:style-name="P15"><text:tab/> <text:s/>int f2 = 0;</text:p>
      <text:p text:style-name="P15"><text:tab/> <text:s/>for (i = 0; i &lt;= rear; i++)</text:p>
      <text:p text:style-name="P15"><text:tab/> <text:s text:c="3"/>{</text:p>
      <text:p text:style-name="P15"><text:tab/> <text:s text:c="5"/>if (a[i] == x)</text:p>
      <text:p text:style-name="P15"><text:tab/><text:tab/>{</text:p>
      <text:p text:style-name="P15"><text:soft-page-break/><text:tab/><text:tab/> <text:s/>printf ("element found at position:%d", i + n - 1);</text:p>
      <text:p text:style-name="P15"><text:tab/><text:tab/> <text:s/>f2 = 1;</text:p>
      <text:p text:style-name="P15"><text:tab/><text:tab/> <text:s/>break;</text:p>
      <text:p text:style-name="P15"><text:tab/><text:tab/>}</text:p>
      <text:p text:style-name="P15"><text:tab/> <text:s text:c="3"/>}</text:p>
      <text:p text:style-name="P15"><text:tab/> <text:s/>if (f2 == 0)</text:p>
      <text:p text:style-name="P15"><text:tab/> <text:s text:c="3"/>printf ("element not found \n");</text:p>
      <text:p text:style-name="P15"><text:tab/>}</text:p>
      <text:p text:style-name="P15"><text:s text:c="4"/>}</text:p>
      <text:p text:style-name="P15">}</text:p>
      <text:p text:style-name="P15"/>
      <text:p text:style-name="P15"/>
      <text:p text:style-name="P15"/>
      <text:p text:style-name="P15"/>
      <text:p text:style-name="P61">O<text:span text:style-name="T1">UTPUT</text:span></text:p>
      <text:p text:style-name="P5"/>
      <text:p text:style-name="P14"><text:s/>enter the size of the queue: 5</text:p>
      <text:p text:style-name="P14"/>
      <text:p text:style-name="P14">1.Insert</text:p>
      <text:p text:style-name="P14">2.Deletion</text:p>
      <text:p text:style-name="P14">3.Display</text:p>
      <text:p text:style-name="P14">4.Search</text:p>
      <text:p text:style-name="P14">5.Exit</text:p>
      <text:p text:style-name="P14"><text:s/>Enter your choice: 1</text:p>
      <text:p text:style-name="P14">enter the element to be inserted: 99</text:p>
      <text:p text:style-name="P14"/>
      <text:p text:style-name="P14">1.Insert</text:p>
      <text:p text:style-name="P14">2.Deletion</text:p>
      <text:p text:style-name="P14">3.Display</text:p>
      <text:p text:style-name="P14">4.Search</text:p>
      <text:p text:style-name="P14">5.Exit</text:p>
      <text:p text:style-name="P14"><text:s/>Enter your choice: 1</text:p>
      <text:p text:style-name="P14">enter the element to be inserted: 88</text:p>
      <text:p text:style-name="P14"/>
      <text:p text:style-name="P14">1.Insert</text:p>
      <text:p text:style-name="P14">2.Deletion</text:p>
      <text:p text:style-name="P14">3.Display</text:p>
      <text:p text:style-name="P14">4.Search</text:p>
      <text:p text:style-name="P14">5.Exit</text:p>
      <text:p text:style-name="P14"><text:s/>Enter your choice: 1</text:p>
      <text:p text:style-name="P14">enter the element to be inserted: 77</text:p>
      <text:p text:style-name="P14"/>
      <text:p text:style-name="P14">1.Insert</text:p>
      <text:p text:style-name="P14">2.Deletion</text:p>
      <text:p text:style-name="P14">3.Display</text:p>
      <text:p text:style-name="P14">4.Search</text:p>
      <text:p text:style-name="P14">5.Exit</text:p>
      <text:p text:style-name="P14"><text:s/>Enter your choice: 3</text:p>
      <text:p text:style-name="P14">front=0</text:p>
      <text:p text:style-name="P14">Rear=2</text:p>
      <text:p text:style-name="P14">99<text:tab/>88<text:tab/>77</text:p>
      <text:p text:style-name="P14"><text:tab/></text:p>
      <text:p text:style-name="P14">1.Insert</text:p>
      <text:p text:style-name="P14">2.Deletion</text:p>
      <text:p text:style-name="P14">3.Display</text:p>
      <text:p text:style-name="P14">4.Search</text:p>
      <text:p text:style-name="P14">5.Exit</text:p>
      <text:p text:style-name="P14"><text:s/>Enter your choice: 2</text:p>
      <text:p text:style-name="P14">deleted element: 99</text:p>
      <text:p text:style-name="P14"/>
      <text:p text:style-name="P14">1.Insert</text:p>
      <text:p text:style-name="P14">2.Deletion</text:p>
      <text:p text:style-name="P14">3.Display</text:p>
      <text:p text:style-name="P14">4.Search</text:p>
      <text:p text:style-name="P14">5.Exit</text:p>
      <text:p text:style-name="P14"><text:s/>Enter your choice: 4</text:p>
      <text:p text:style-name="P14"><text:soft-page-break/>enter the element to be searched:</text:p>
      <text:p text:style-name="P14">88</text:p>
      <text:p text:style-name="P14">element found at position 1</text:p>
      <text:p text:style-name="P14"/>
      <text:p text:style-name="P14">1.Insert</text:p>
      <text:p text:style-name="P14">2.Deletion</text:p>
      <text:p text:style-name="P14">3.Display</text:p>
      <text:p text:style-name="P14">4.Search</text:p>
      <text:p text:style-name="P14">5.Exit</text:p>
      <text:p text:style-name="P14"><text:s/>Enter your choice: 5</text:p>
      <text:p text:style-name="P14"/>
      <text:p text:style-name="P14"><text:s/>press any key to exit...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28"><text:soft-page-break/>PROGRAM <text:span text:style-name="T11">NO : </text:span>6</text:p>
      <text:p text:style-name="P31"><text:span text:style-name="T8">AIM : </text:span>S<text:span text:style-name="T8">INGLY</text:span> L<text:span text:style-name="T8">INKED</text:span> L<text:span text:style-name="T8">IST</text:span> I<text:span text:style-name="T8">NSERTION</text:span>,D<text:span text:style-name="T8">ELETION,SEARCH</text:span></text:p>
      <text:p text:style-name="P9"/>
      <text:p text:style-name="P18">#include &lt;stdio.h&gt;</text:p>
      <text:p text:style-name="P18">#include &lt;stdlib.h&gt;</text:p>
      <text:p text:style-name="P18">struct node</text:p>
      <text:p text:style-name="P18">{</text:p>
      <text:p text:style-name="P18"><text:s text:c="2"/>int info;</text:p>
      <text:p text:style-name="P18"><text:s text:c="2"/>struct node *link;</text:p>
      <text:p text:style-name="P18"/>
      <text:p text:style-name="P18">};</text:p>
      <text:p text:style-name="P18">struct node *start = NULL;</text:p>
      <text:p text:style-name="P18">void</text:p>
      <text:p text:style-name="P18">traverse ()</text:p>
      <text:p text:style-name="P18">{</text:p>
      <text:p text:style-name="P18"><text:s text:c="2"/>struct node *temp;</text:p>
      <text:p text:style-name="P18"><text:s text:c="2"/>if (start == NULL)</text:p>
      <text:p text:style-name="P18"><text:s text:c="4"/>printf ("\nList is empty\n");</text:p>
      <text:p text:style-name="P18"><text:s text:c="2"/>else</text:p>
      <text:p text:style-name="P18"><text:s text:c="4"/>{</text:p>
      <text:p text:style-name="P18"><text:s text:c="6"/>temp = start;</text:p>
      <text:p text:style-name="P18"><text:s text:c="6"/>printf ("the list is\n");</text:p>
      <text:p text:style-name="P18"><text:s text:c="6"/>while (temp != NULL)</text:p>
      <text:p text:style-name="P18"><text:tab/>{</text:p>
      <text:p text:style-name="P18"><text:tab/> <text:s/>printf (" %d --&gt;", temp-&gt;info);</text:p>
      <text:p text:style-name="P18"><text:tab/> <text:s/>temp = temp-&gt;link;</text:p>
      <text:p text:style-name="P18"><text:tab/>}</text:p>
      <text:p text:style-name="P18"><text:s text:c="4"/>}</text:p>
      <text:p text:style-name="P18">}</text:p>
      <text:p text:style-name="P18"/>
      <text:p text:style-name="P18">void</text:p>
      <text:p text:style-name="P18">insertAtFront ()</text:p>
      <text:p text:style-name="P18">{</text:p>
      <text:p text:style-name="P18"><text:s text:c="2"/>int data;</text:p>
      <text:p text:style-name="P18"><text:s text:c="2"/>struct node *temp;</text:p>
      <text:p text:style-name="P18"><text:s text:c="2"/>temp = malloc (sizeof (struct node));</text:p>
      <text:p text:style-name="P18"><text:s text:c="2"/>printf ("\nEnter number to be inserted : ");</text:p>
      <text:p text:style-name="P18"><text:s text:c="2"/>scanf ("%d", &amp;data);</text:p>
      <text:p text:style-name="P18"><text:s text:c="2"/>temp-&gt;info = data;</text:p>
      <text:p text:style-name="P18"><text:s text:c="2"/>temp-&gt;link = start;</text:p>
      <text:p text:style-name="P18"><text:s text:c="2"/>start = temp;</text:p>
      <text:p text:style-name="P18">}</text:p>
      <text:p text:style-name="P18"/>
      <text:p text:style-name="P18">void</text:p>
      <text:p text:style-name="P18">insertAtEnd ()</text:p>
      <text:p text:style-name="P18">{</text:p>
      <text:p text:style-name="P18"><text:s text:c="2"/>int data;</text:p>
      <text:p text:style-name="P18"><text:s text:c="2"/>struct node *temp, *head;</text:p>
      <text:p text:style-name="P18"><text:s text:c="2"/>temp = malloc (sizeof (struct node));</text:p>
      <text:p text:style-name="P18"><text:s text:c="2"/>printf ("\nEnter number to be inserted : ");</text:p>
      <text:p text:style-name="P18"><text:s text:c="2"/>scanf ("%d", &amp;data);</text:p>
      <text:p text:style-name="P18"><text:s text:c="2"/>temp-&gt;link = 0;</text:p>
      <text:p text:style-name="P18"><text:soft-page-break/><text:s text:c="2"/>temp-&gt;info = data;</text:p>
      <text:p text:style-name="P18"><text:s text:c="2"/>head = start;</text:p>
      <text:p text:style-name="P18"><text:s text:c="2"/>while (head-&gt;link != NULL)</text:p>
      <text:p text:style-name="P18"><text:s text:c="4"/>{</text:p>
      <text:p text:style-name="P18"><text:s text:c="6"/>head = head-&gt;link;</text:p>
      <text:p text:style-name="P18"><text:s text:c="4"/>}</text:p>
      <text:p text:style-name="P18"><text:s text:c="2"/>head-&gt;link = temp;</text:p>
      <text:p text:style-name="P18">}</text:p>
      <text:p text:style-name="P18"/>
      <text:p text:style-name="P18">void</text:p>
      <text:p text:style-name="P18">insertAtPosition ()</text:p>
      <text:p text:style-name="P18">{</text:p>
      <text:p text:style-name="P18"><text:s text:c="2"/>struct node *temp, *newnode;</text:p>
      <text:p text:style-name="P18"><text:s text:c="2"/>int pos, data, i = 1;</text:p>
      <text:p text:style-name="P18"><text:s text:c="2"/>newnode = malloc (sizeof (struct node));</text:p>
      <text:p text:style-name="P18"><text:s text:c="2"/>printf ("\nEnter position and data :");</text:p>
      <text:p text:style-name="P18"><text:s text:c="2"/>scanf ("%d %d", &amp;pos, &amp;data);</text:p>
      <text:p text:style-name="P18"><text:s text:c="2"/>temp = start;</text:p>
      <text:p text:style-name="P18"><text:s text:c="2"/>newnode-&gt;info = data;</text:p>
      <text:p text:style-name="P18"><text:s text:c="2"/>newnode-&gt;link = 0;</text:p>
      <text:p text:style-name="P18"><text:s text:c="2"/>while (i &lt; pos - 1)</text:p>
      <text:p text:style-name="P18"><text:s text:c="4"/>{</text:p>
      <text:p text:style-name="P18"><text:s text:c="6"/>temp = temp-&gt;link;</text:p>
      <text:p text:style-name="P18"><text:s text:c="6"/>i++;</text:p>
      <text:p text:style-name="P18"><text:s text:c="4"/>}</text:p>
      <text:p text:style-name="P18"><text:s text:c="2"/>newnode-&gt;link = temp-&gt;link;</text:p>
      <text:p text:style-name="P18"><text:s text:c="2"/>temp-&gt;link = newnode;</text:p>
      <text:p text:style-name="P18">}</text:p>
      <text:p text:style-name="P18"/>
      <text:p text:style-name="P18">void</text:p>
      <text:p text:style-name="P18">deleteFirst ()</text:p>
      <text:p text:style-name="P18">{</text:p>
      <text:p text:style-name="P18"><text:s text:c="2"/>struct node *temp;</text:p>
      <text:p text:style-name="P18"><text:s text:c="2"/>if (start == NULL)</text:p>
      <text:p text:style-name="P18"><text:s text:c="4"/>printf ("\nList is empty\n");</text:p>
      <text:p text:style-name="P18"><text:s text:c="2"/>else</text:p>
      <text:p text:style-name="P18"><text:s text:c="4"/>{</text:p>
      <text:p text:style-name="P18"><text:s text:c="6"/>temp = start;</text:p>
      <text:p text:style-name="P18"><text:s text:c="6"/>start = start-&gt;link;</text:p>
      <text:p text:style-name="P18"><text:s text:c="6"/>free (temp);</text:p>
      <text:p text:style-name="P18"><text:s text:c="4"/>}</text:p>
      <text:p text:style-name="P18">}</text:p>
      <text:p text:style-name="P18"/>
      <text:p text:style-name="P18">void</text:p>
      <text:p text:style-name="P18">deleteEnd ()</text:p>
      <text:p text:style-name="P18">{</text:p>
      <text:p text:style-name="P18"><text:s text:c="2"/>struct node *temp, *prevnode;</text:p>
      <text:p text:style-name="P18"><text:s text:c="2"/>if (start == NULL)</text:p>
      <text:p text:style-name="P18"><text:s text:c="4"/>printf ("\nList is Empty\n");</text:p>
      <text:p text:style-name="P18"><text:s text:c="2"/>else</text:p>
      <text:p text:style-name="P18"><text:s text:c="4"/>{</text:p>
      <text:p text:style-name="P18"><text:s text:c="6"/>temp = start;</text:p>
      <text:p text:style-name="P18"><text:soft-page-break/><text:s text:c="6"/>while (temp-&gt;link != 0)</text:p>
      <text:p text:style-name="P18"><text:tab/>{</text:p>
      <text:p text:style-name="P18"><text:tab/> <text:s/>prevnode = temp;</text:p>
      <text:p text:style-name="P18"><text:tab/> <text:s/>temp = temp-&gt;link;</text:p>
      <text:p text:style-name="P18"><text:tab/>}</text:p>
      <text:p text:style-name="P18"><text:s text:c="6"/>free (temp);</text:p>
      <text:p text:style-name="P18"><text:s text:c="6"/>prevnode-&gt;link = 0;</text:p>
      <text:p text:style-name="P18"><text:s text:c="4"/>}</text:p>
      <text:p text:style-name="P18"/>
      <text:p text:style-name="P18">}</text:p>
      <text:p text:style-name="P18"/>
      <text:p text:style-name="P18">void</text:p>
      <text:p text:style-name="P18">deletePosition ()</text:p>
      <text:p text:style-name="P18">{</text:p>
      <text:p text:style-name="P18"><text:s text:c="2"/>struct node *temp, *position;</text:p>
      <text:p text:style-name="P18"><text:s text:c="2"/>int i = 1, pos;</text:p>
      <text:p text:style-name="P18"><text:s text:c="2"/>if (start == NULL)</text:p>
      <text:p text:style-name="P18"><text:s text:c="4"/>printf ("\nList is empty\n");</text:p>
      <text:p text:style-name="P18"><text:s text:c="2"/>else</text:p>
      <text:p text:style-name="P18"><text:s text:c="4"/>{</text:p>
      <text:p text:style-name="P18"><text:s text:c="6"/>printf ("\nEnter position : ");</text:p>
      <text:p text:style-name="P18"><text:s text:c="6"/>scanf ("%d", &amp;pos);</text:p>
      <text:p text:style-name="P18"><text:s text:c="6"/>position = malloc (sizeof (struct node));</text:p>
      <text:p text:style-name="P18"><text:s text:c="6"/>temp = start;</text:p>
      <text:p text:style-name="P18"><text:s text:c="6"/>while (i &lt; pos - 1)</text:p>
      <text:p text:style-name="P18"><text:tab/>{</text:p>
      <text:p text:style-name="P18"><text:tab/> <text:s/>temp = temp-&gt;link;</text:p>
      <text:p text:style-name="P18"><text:tab/> <text:s/>i++;</text:p>
      <text:p text:style-name="P18"><text:tab/>}</text:p>
      <text:p text:style-name="P18"><text:s text:c="6"/>position = temp-&gt;link;</text:p>
      <text:p text:style-name="P18"><text:s text:c="6"/>temp-&gt;link = position-&gt;link;</text:p>
      <text:p text:style-name="P18"><text:s text:c="6"/>free (position);</text:p>
      <text:p text:style-name="P18"><text:s text:c="4"/>}</text:p>
      <text:p text:style-name="P18">}</text:p>
      <text:p text:style-name="P18"/>
      <text:p text:style-name="P18">void</text:p>
      <text:p text:style-name="P18">search ()</text:p>
      <text:p text:style-name="P18">{</text:p>
      <text:p text:style-name="P18"><text:s text:c="2"/>int found = -1, key;</text:p>
      <text:p text:style-name="P18"><text:s text:c="2"/>struct node *tr = start;</text:p>
      <text:p text:style-name="P18"><text:s text:c="2"/>if (start == NULL)</text:p>
      <text:p text:style-name="P18"><text:s text:c="4"/>{</text:p>
      <text:p text:style-name="P18"><text:s text:c="6"/>printf ("Linked list is empty\n");</text:p>
      <text:p text:style-name="P18"><text:s text:c="4"/>}</text:p>
      <text:p text:style-name="P18"><text:s text:c="2"/>else</text:p>
      <text:p text:style-name="P18"><text:s text:c="4"/>{</text:p>
      <text:p text:style-name="P18"><text:s text:c="6"/>printf ("\nEnter the element you want to search: ");</text:p>
      <text:p text:style-name="P18"><text:s text:c="6"/>scanf ("%d", &amp;key);</text:p>
      <text:p text:style-name="P18"><text:s text:c="6"/>while (tr != NULL)</text:p>
      <text:p text:style-name="P18"><text:tab/>{</text:p>
      <text:p text:style-name="P18"><text:tab/> <text:s/>if (tr-&gt;info == key)</text:p>
      <text:p text:style-name="P18"><text:tab/> <text:s text:c="3"/>{</text:p>
      <text:p text:style-name="P18"><text:soft-page-break/><text:tab/> <text:s text:c="5"/>found = 1;</text:p>
      <text:p text:style-name="P18"><text:tab/> <text:s text:c="5"/>break;</text:p>
      <text:p text:style-name="P18"><text:tab/> <text:s text:c="3"/>}</text:p>
      <text:p text:style-name="P18"><text:tab/> <text:s/>else</text:p>
      <text:p text:style-name="P18"><text:tab/> <text:s text:c="3"/>{</text:p>
      <text:p text:style-name="P18"><text:tab/> <text:s text:c="5"/>tr = tr-&gt;link;</text:p>
      <text:p text:style-name="P18"><text:tab/> <text:s text:c="3"/>}</text:p>
      <text:p text:style-name="P18"><text:tab/>}</text:p>
      <text:p text:style-name="P18"><text:s text:c="6"/>if (found == 1)</text:p>
      <text:p text:style-name="P18"><text:tab/>{</text:p>
      <text:p text:style-name="P18"><text:tab/> <text:s/>printf ("Yes, %d is present in the linked list.\n", key);</text:p>
      <text:p text:style-name="P18"><text:tab/>}</text:p>
      <text:p text:style-name="P18"><text:s text:c="6"/>else</text:p>
      <text:p text:style-name="P18"><text:tab/>{</text:p>
      <text:p text:style-name="P18"><text:tab/> <text:s/>printf ("No, %d is not present in the linked list.\n", key);</text:p>
      <text:p text:style-name="P18"><text:tab/>}</text:p>
      <text:p text:style-name="P18"><text:s text:c="4"/>}</text:p>
      <text:p text:style-name="P18">}</text:p>
      <text:p text:style-name="P18"/>
      <text:p text:style-name="P18">void</text:p>
      <text:p text:style-name="P18">main ()</text:p>
      <text:p text:style-name="P18">{</text:p>
      <text:p text:style-name="P18"><text:s text:c="2"/>int choice;</text:p>
      <text:p text:style-name="P18"><text:s text:c="2"/>while (1)</text:p>
      <text:p text:style-name="P18"><text:s text:c="4"/>{</text:p>
      <text:p text:style-name="P18"><text:s text:c="6"/>printf ("\n\t1 To see list\n");</text:p>
      <text:p text:style-name="P18"><text:s text:c="6"/>printf ("\t2 For insertion at starting\n");</text:p>
      <text:p text:style-name="P18"><text:s text:c="6"/>printf ("\t3 For insertion at end\n");</text:p>
      <text:p text:style-name="P18"><text:s text:c="6"/>printf ("\t4 For insertion at any position\n");</text:p>
      <text:p text:style-name="P18"><text:s text:c="6"/>printf ("\t5 For deletion of first element\n");</text:p>
      <text:p text:style-name="P18"><text:s text:c="6"/>printf ("\t6 For deletion of last element\n");</text:p>
      <text:p text:style-name="P18"><text:s text:c="6"/>printf ("\t7 For deletion of element at any position\n");</text:p>
      <text:p text:style-name="P18"><text:s text:c="6"/>printf ("\t8 Search an element in linked list\n");</text:p>
      <text:p text:style-name="P18"><text:s text:c="6"/>printf ("\t9 To exit\n");</text:p>
      <text:p text:style-name="P18"><text:s text:c="6"/>printf ("\nEnter Choice :\n");</text:p>
      <text:p text:style-name="P18"><text:s text:c="6"/>scanf ("%d", &amp;choice);</text:p>
      <text:p text:style-name="P18"><text:s text:c="6"/>switch (choice)</text:p>
      <text:p text:style-name="P18"><text:tab/>{</text:p>
      <text:p text:style-name="P18"><text:tab/>case 1:</text:p>
      <text:p text:style-name="P18"><text:tab/> <text:s/>traverse ();</text:p>
      <text:p text:style-name="P18"><text:tab/> <text:s/>break;</text:p>
      <text:p text:style-name="P18"><text:tab/>case 2:</text:p>
      <text:p text:style-name="P18"><text:tab/> <text:s/>insertAtFront ();</text:p>
      <text:p text:style-name="P18"><text:tab/> <text:s/>break;</text:p>
      <text:p text:style-name="P18"><text:tab/>case 3:</text:p>
      <text:p text:style-name="P18"><text:tab/> <text:s/>insertAtEnd ();</text:p>
      <text:p text:style-name="P18"><text:tab/> <text:s/>break;</text:p>
      <text:p text:style-name="P18"><text:tab/>case 4:</text:p>
      <text:p text:style-name="P18"><text:tab/> <text:s/>insertAtPosition ();</text:p>
      <text:p text:style-name="P18"><text:tab/> <text:s/>break;</text:p>
      <text:p text:style-name="P18"><text:tab/>case 5:</text:p>
      <text:p text:style-name="P18"><text:tab/> <text:s/>deleteFirst ();</text:p>
      <text:p text:style-name="P18"><text:soft-page-break/><text:tab/> <text:s/>break;case 6:</text:p>
      <text:p text:style-name="P18"><text:tab/> <text:s/>deleteEnd ();</text:p>
      <text:p text:style-name="P18"><text:tab/> <text:s/>break;</text:p>
      <text:p text:style-name="P18"><text:tab/>case 7:</text:p>
      <text:p text:style-name="P18"><text:tab/> <text:s/>deletePosition ();</text:p>
      <text:p text:style-name="P18"><text:tab/> <text:s/>break;</text:p>
      <text:p text:style-name="P18"><text:tab/>case 8:</text:p>
      <text:p text:style-name="P18"><text:tab/> <text:s/>search ();</text:p>
      <text:p text:style-name="P18"><text:tab/> <text:s/>break;</text:p>
      <text:p text:style-name="P18"><text:tab/>case 9:</text:p>
      <text:p text:style-name="P18"><text:tab/> <text:s/>exit (1);</text:p>
      <text:p text:style-name="P18"><text:tab/> <text:s/>break;</text:p>
      <text:p text:style-name="P18"><text:tab/>default:</text:p>
      <text:p text:style-name="P18"><text:tab/> <text:s/>printf ("Incorrect Choice\n");</text:p>
      <text:p text:style-name="P18"><text:tab/>}</text:p>
      <text:p text:style-name="P18"><text:s text:c="4"/>}</text:p>
      <text:p text:style-name="P18">}</text:p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7">OUTPUT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2</text:p>
      <text:p text:style-name="P19"/>
      <text:p text:style-name="P19">Enter number to be inserted : 10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4</text:p>
      <text:p text:style-name="P19"/>
      <text:p text:style-name="P19">Enter position and data :1</text:p>
      <text:p text:style-name="P19">20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3</text:p>
      <text:p text:style-name="P19"/>
      <text:p text:style-name="P19">Enter number to be inserted : 30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soft-page-break/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1</text:p>
      <text:p text:style-name="P19">the list is</text:p>
      <text:p text:style-name="P19"><text:s/>10 --&gt; 20 --&gt; 30 --&gt;</text:p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1</text:p>
      <text:p text:style-name="P19">the list is</text:p>
      <text:p text:style-name="P19"><text:s/>10 --&gt; 20 --&gt; 30 --&gt;</text:p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2</text:p>
      <text:p text:style-name="P19"/>
      <text:p text:style-name="P19">Enter number to be inserted : 50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4</text:p>
      <text:p text:style-name="P19"><text:soft-page-break/></text:p>
      <text:p text:style-name="P19">Enter position and data :3</text:p>
      <text:p text:style-name="P19">40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1</text:p>
      <text:p text:style-name="P19">the list is</text:p>
      <text:p text:style-name="P19"><text:s/>50 --&gt; 10 --&gt; 40 --&gt; 20 --&gt; 30 --&gt;</text:p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5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1</text:p>
      <text:p text:style-name="P19">the list is</text:p>
      <text:p text:style-name="P19"><text:s/>10 --&gt; 40 --&gt; 20 --&gt; 30 --&gt;</text:p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soft-page-break/><text:tab/>8 Search an element in linked list</text:p>
      <text:p text:style-name="P19"><text:tab/>9 To exit</text:p>
      <text:p text:style-name="P19"/>
      <text:p text:style-name="P19">Enter Choice :</text:p>
      <text:p text:style-name="P19">6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1</text:p>
      <text:p text:style-name="P19">the list is</text:p>
      <text:p text:style-name="P19"><text:s/>10 --&gt; 40 --&gt; 20 --&gt;</text:p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7</text:p>
      <text:p text:style-name="P19"/>
      <text:p text:style-name="P19">Enter position : 2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1</text:p>
      <text:p text:style-name="P19">the list is</text:p>
      <text:p text:style-name="P19"><text:s/>10 --&gt; 20 --&gt;</text:p>
      <text:p text:style-name="P19"><text:tab/>1 To see list</text:p>
      <text:p text:style-name="P19"><text:tab/>2 For insertion at starting</text:p>
      <text:p text:style-name="P19"><text:tab/>3 For insertion at end</text:p>
      <text:p text:style-name="P19"><text:soft-page-break/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8</text:p>
      <text:p text:style-name="P19"/>
      <text:p text:style-name="P19">Enter the element you want to search: 20</text:p>
      <text:p text:style-name="P19">Yes, 20 is present in the linked list.</text:p>
      <text:p text:style-name="P19"/>
      <text:p text:style-name="P19"><text:tab/>1 To see list</text:p>
      <text:p text:style-name="P19"><text:tab/>2 For insertion at starting</text:p>
      <text:p text:style-name="P19"><text:tab/>3 For insertion at end</text:p>
      <text:p text:style-name="P19"><text:tab/>4 For insertion at any position</text:p>
      <text:p text:style-name="P19"><text:tab/>5 For deletion of first element</text:p>
      <text:p text:style-name="P19"><text:tab/>6 For deletion of last element</text:p>
      <text:p text:style-name="P19"><text:tab/>7 For deletion of element at any position</text:p>
      <text:p text:style-name="P19"><text:tab/>8 Search an element in linked list</text:p>
      <text:p text:style-name="P19"><text:tab/>9 To exit</text:p>
      <text:p text:style-name="P19"/>
      <text:p text:style-name="P19">Enter Choice :</text:p>
      <text:p text:style-name="P19">9</text:p>
      <text:p text:style-name="P19"/>
      <text:p text:style-name="P18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<text:soft-page-break/>PROGRAM <text:span text:style-name="T11">NO : </text:span>7</text:p>
      <text:p text:style-name="P32">S<text:span text:style-name="T8">INGLY</text:span> L<text:span text:style-name="T8">INKED</text:span> S<text:span text:style-name="T8">TACK</text:span> - P<text:span text:style-name="T8">USH</text:span>, P<text:span text:style-name="T8">OP</text:span>, L<text:span text:style-name="T8">INEAR</text:span> S<text:span text:style-name="T8">EARCH</text:span>,D<text:span text:style-name="T8">ISPLAY</text:span></text:p>
      <text:p text:style-name="P4"/>
      <text:p text:style-name="P15">#include&lt;stdio.h&gt;</text:p>
      <text:p text:style-name="P15">#include&lt;stdlib.h&gt;</text:p>
      <text:p text:style-name="P15">struct node</text:p>
      <text:p text:style-name="P15">{</text:p>
      <text:p text:style-name="P15"><text:s text:c="2"/>int data;</text:p>
      <text:p text:style-name="P15"><text:s text:c="2"/>struct node *next;</text:p>
      <text:p text:style-name="P15">};</text:p>
      <text:p text:style-name="P15">struct node *start;</text:p>
      <text:p text:style-name="P15">void</text:p>
      <text:p text:style-name="P15">push ()</text:p>
      <text:p text:style-name="P15">{</text:p>
      <text:p text:style-name="P15"><text:s text:c="2"/>int x;</text:p>
      <text:p text:style-name="P15"><text:s text:c="2"/>struct node *ptr;</text:p>
      <text:p text:style-name="P15"><text:s text:c="2"/>ptr = malloc (sizeof (struct node));</text:p>
      <text:p text:style-name="P15"><text:s text:c="2"/>if (ptr == NULL)</text:p>
      <text:p text:style-name="P15"><text:s text:c="4"/>{</text:p>
      <text:p text:style-name="P15"><text:s text:c="6"/>printf ("\n Can't push element");</text:p>
      <text:p text:style-name="P15"><text:s text:c="4"/>}</text:p>
      <text:p text:style-name="P15"><text:s text:c="2"/>else</text:p>
      <text:p text:style-name="P15"><text:s text:c="4"/>{</text:p>
      <text:p text:style-name="P15"><text:s text:c="6"/>printf ("\n Enter the value: ");</text:p>
      <text:p text:style-name="P15"><text:s text:c="6"/>scanf ("%d", &amp;x);</text:p>
      <text:p text:style-name="P15"><text:s text:c="6"/>if (start == NULL)</text:p>
      <text:p text:style-name="P15"><text:tab/>{</text:p>
      <text:p text:style-name="P15"><text:tab/> <text:s/>ptr-&gt;data = x;</text:p>
      <text:p text:style-name="P15"><text:tab/> <text:s/>ptr-&gt;next = NULL;</text:p>
      <text:p text:style-name="P15"><text:tab/> <text:s/>start = ptr;</text:p>
      <text:p text:style-name="P15"><text:tab/>}</text:p>
      <text:p text:style-name="P15"><text:s text:c="6"/>else</text:p>
      <text:p text:style-name="P15"><text:tab/>{</text:p>
      <text:p text:style-name="P15"><text:tab/> <text:s/>ptr-&gt;data = x;</text:p>
      <text:p text:style-name="P15"><text:tab/> <text:s/>ptr-&gt;next = start;</text:p>
      <text:p text:style-name="P15"><text:tab/> <text:s/>start = ptr;</text:p>
      <text:p text:style-name="P15"><text:tab/>}</text:p>
      <text:p text:style-name="P15"><text:s text:c="4"/>}</text:p>
      <text:p text:style-name="P15">}</text:p>
      <text:p text:style-name="P15"/>
      <text:p text:style-name="P15">void</text:p>
      <text:p text:style-name="P15">pop ()</text:p>
      <text:p text:style-name="P15">{</text:p>
      <text:p text:style-name="P15"><text:s text:c="2"/>int x;</text:p>
      <text:p text:style-name="P15"><text:s text:c="2"/>struct node *ptr;</text:p>
      <text:p text:style-name="P15"><text:s text:c="2"/>if (start == NULL)</text:p>
      <text:p text:style-name="P15"><text:s text:c="4"/>{</text:p>
      <text:p text:style-name="P15"><text:s text:c="6"/>printf ("\n Uunderflow");</text:p>
      <text:p text:style-name="P15"><text:s text:c="4"/>}</text:p>
      <text:p text:style-name="P15"><text:s text:c="2"/>else</text:p>
      <text:p text:style-name="P15"><text:s text:c="4"/>{</text:p>
      <text:p text:style-name="P15"><text:s text:c="6"/>x = start-&gt;data;</text:p>
      <text:p text:style-name="P15"><text:soft-page-break/><text:s text:c="6"/>ptr = start;</text:p>
      <text:p text:style-name="P15"><text:s text:c="6"/>start = start-&gt;next;</text:p>
      <text:p text:style-name="P15"><text:s text:c="6"/>free (ptr);</text:p>
      <text:p text:style-name="P15"><text:s text:c="6"/>printf ("Element popped-%d", x);</text:p>
      <text:p text:style-name="P15"><text:s text:c="4"/>}</text:p>
      <text:p text:style-name="P15">}</text:p>
      <text:p text:style-name="P15"/>
      <text:p text:style-name="P15">void</text:p>
      <text:p text:style-name="P15">traverse ()</text:p>
      <text:p text:style-name="P15">{</text:p>
      <text:p text:style-name="P15"><text:s text:c="2"/>struct node *temp;</text:p>
      <text:p text:style-name="P15"><text:s text:c="2"/>if (start == NULL)</text:p>
      <text:p text:style-name="P15"><text:s text:c="4"/>printf ("\n List is empty");</text:p>
      <text:p text:style-name="P15"><text:s text:c="2"/>else</text:p>
      <text:p text:style-name="P15"><text:s text:c="4"/>{</text:p>
      <text:p text:style-name="P15"><text:s text:c="6"/>temp = start;</text:p>
      <text:p text:style-name="P15"><text:s text:c="6"/>printf ("\n the list is \n");</text:p>
      <text:p text:style-name="P15"><text:s text:c="6"/>while (temp != NULL)</text:p>
      <text:p text:style-name="P15"/>
      <text:p text:style-name="P15"><text:tab/>{</text:p>
      <text:p text:style-name="P15"><text:tab/> <text:s/>printf ("%d--&gt;", temp-&gt;data);</text:p>
      <text:p text:style-name="P15"><text:tab/> <text:s/>temp = temp-&gt;next;</text:p>
      <text:p text:style-name="P15"><text:tab/>}</text:p>
      <text:p text:style-name="P15"><text:s text:c="4"/>}</text:p>
      <text:p text:style-name="P15">}</text:p>
      <text:p text:style-name="P15"/>
      <text:p text:style-name="P15">void</text:p>
      <text:p text:style-name="P15">search ()</text:p>
      <text:p text:style-name="P15">{</text:p>
      <text:p text:style-name="P15"><text:s text:c="2"/>int i = 1, f = 0, x;</text:p>
      <text:p text:style-name="P15"><text:s text:c="2"/>struct node *ptr;</text:p>
      <text:p text:style-name="P15"><text:s text:c="2"/>ptr = start;</text:p>
      <text:p text:style-name="P15"><text:s text:c="2"/>if (ptr == NULL)</text:p>
      <text:p text:style-name="P15"><text:s text:c="4"/>{</text:p>
      <text:p text:style-name="P15"><text:s text:c="6"/>printf ("\n Stack is empty");</text:p>
      <text:p text:style-name="P15"><text:s text:c="4"/>}</text:p>
      <text:p text:style-name="P15"><text:s text:c="2"/>else</text:p>
      <text:p text:style-name="P15"><text:s text:c="4"/>{</text:p>
      <text:p text:style-name="P15"><text:s text:c="6"/>printf ("\n Enter the element:");</text:p>
      <text:p text:style-name="P15"><text:s text:c="6"/>scanf ("%d", &amp;x);</text:p>
      <text:p text:style-name="P15"><text:s text:c="6"/>while (ptr != NULL)</text:p>
      <text:p text:style-name="P15"><text:tab/>{</text:p>
      <text:p text:style-name="P15"><text:tab/> <text:s/>if (ptr-&gt;data == x)</text:p>
      <text:p text:style-name="P15"><text:tab/> <text:s text:c="3"/>{</text:p>
      <text:p text:style-name="P15"><text:tab/> <text:s text:c="5"/>f = 1;</text:p>
      <text:p text:style-name="P15"><text:tab/> <text:s text:c="5"/>break;</text:p>
      <text:p text:style-name="P15"><text:tab/> <text:s text:c="3"/>}</text:p>
      <text:p text:style-name="P15"><text:tab/> <text:s/>i++;</text:p>
      <text:p text:style-name="P15"><text:tab/> <text:s/>ptr = ptr-&gt;next;</text:p>
      <text:p text:style-name="P15"><text:tab/>}</text:p>
      <text:p text:style-name="P15"><text:s text:c="6"/>if (f == 0)</text:p>
      <text:p text:style-name="P15"><text:tab/>printf ("\n item not found");</text:p>
      <text:p text:style-name="P15"><text:soft-page-break/><text:s text:c="6"/>else</text:p>
      <text:p text:style-name="P15"><text:tab/>printf ("\n item found at position %d", i);</text:p>
      <text:p text:style-name="P15"><text:s text:c="4"/>}</text:p>
      <text:p text:style-name="P15">}</text:p>
      <text:p text:style-name="P15"/>
      <text:p text:style-name="P15">void</text:p>
      <text:p text:style-name="P15">main ()</text:p>
      <text:p text:style-name="P15">{</text:p>
      <text:p text:style-name="P15"><text:s text:c="2"/>int ch = 0;</text:p>
      <text:p text:style-name="P15"><text:s text:c="2"/>while (ch != 5)</text:p>
      <text:p text:style-name="P15"><text:s text:c="4"/>{</text:p>
      <text:p text:style-name="P15"><text:s text:c="6"/>printf ("\n\n1.Push");</text:p>
      <text:p text:style-name="P15"><text:s text:c="6"/>printf ("\n\n2.Pop");</text:p>
      <text:p text:style-name="P15"><text:s text:c="6"/>printf ("\n\n3.Linear Search");</text:p>
      <text:p text:style-name="P15"><text:s text:c="6"/>printf ("\n\n4.Display");</text:p>
      <text:p text:style-name="P15"><text:s text:c="6"/>printf ("\n\n5.Exit");</text:p>
      <text:p text:style-name="P15"><text:s text:c="6"/>printf ("\nEnter your choice: ");</text:p>
      <text:p text:style-name="P15"><text:s text:c="6"/>scanf ("%d", &amp;ch);</text:p>
      <text:p text:style-name="P15"><text:s text:c="6"/>switch (ch)</text:p>
      <text:p text:style-name="P15"><text:tab/>{</text:p>
      <text:p text:style-name="P15"><text:tab/>case 1:</text:p>
      <text:p text:style-name="P15"><text:tab/> <text:s/>push ();</text:p>
      <text:p text:style-name="P15"><text:tab/> <text:s/>break;</text:p>
      <text:p text:style-name="P15"><text:tab/>case 2:</text:p>
      <text:p text:style-name="P15"><text:tab/> <text:s/>pop ();</text:p>
      <text:p text:style-name="P15"><text:tab/> <text:s/>break;</text:p>
      <text:p text:style-name="P15"><text:tab/>case 3:</text:p>
      <text:p text:style-name="P15"><text:tab/> <text:s/>search ();</text:p>
      <text:p text:style-name="P15"><text:tab/> <text:s/>break;</text:p>
      <text:p text:style-name="P15"><text:tab/>case 4:</text:p>
      <text:p text:style-name="P15"><text:tab/> <text:s/>traverse ();</text:p>
      <text:p text:style-name="P15"><text:tab/> <text:s/>break;</text:p>
      <text:p text:style-name="P15"><text:tab/>case 5:</text:p>
      <text:p text:style-name="P15"><text:tab/> <text:s/>exit (0);</text:p>
      <text:p text:style-name="P15"><text:tab/> <text:s/>break;</text:p>
      <text:p text:style-name="P15"><text:tab/>default:</text:p>
      <text:p text:style-name="P15"><text:tab/> <text:s/>printf ("\n Invalid choice!!");</text:p>
      <text:p text:style-name="P15"><text:tab/>}</text:p>
      <text:p text:style-name="P15"><text:s text:c="4"/>}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8"><text:soft-page-break/>O<text:span text:style-name="T1">UTPUT</text:span></text:p>
      <text:p text:style-name="P4"/>
      <text:p text:style-name="P15">1.Push</text:p>
      <text:p text:style-name="P15"/>
      <text:p text:style-name="P15">2.Pop</text:p>
      <text:p text:style-name="P15"/>
      <text:p text:style-name="P15">3.Linear Search</text:p>
      <text:p text:style-name="P15"/>
      <text:p text:style-name="P15">4.Display</text:p>
      <text:p text:style-name="P15"/>
      <text:p text:style-name="P15">5.Exit</text:p>
      <text:p text:style-name="P15">Enter your choice: 1</text:p>
      <text:p text:style-name="P15"/>
      <text:p text:style-name="P15"><text:s/>Enter the value: 22</text:p>
      <text:p text:style-name="P15"/>
      <text:p text:style-name="P15"/>
      <text:p text:style-name="P15">1.Push</text:p>
      <text:p text:style-name="P15"/>
      <text:p text:style-name="P15">2.Pop</text:p>
      <text:p text:style-name="P15"/>
      <text:p text:style-name="P15">3.Linear Search</text:p>
      <text:p text:style-name="P15"/>
      <text:p text:style-name="P15">4.Display</text:p>
      <text:p text:style-name="P15"/>
      <text:p text:style-name="P15">5.Exit</text:p>
      <text:p text:style-name="P15">Enter your choice: 1</text:p>
      <text:p text:style-name="P15"/>
      <text:p text:style-name="P15"><text:s/>Enter the value: 444</text:p>
      <text:p text:style-name="P15"/>
      <text:p text:style-name="P15"/>
      <text:p text:style-name="P15">1.Push</text:p>
      <text:p text:style-name="P15"/>
      <text:p text:style-name="P15">2.Pop</text:p>
      <text:p text:style-name="P15"/>
      <text:p text:style-name="P15">3.Linear Search</text:p>
      <text:p text:style-name="P15"/>
      <text:p text:style-name="P15">4.Display</text:p>
      <text:p text:style-name="P15"/>
      <text:p text:style-name="P15">5.Exit</text:p>
      <text:p text:style-name="P15">Enter your choice: 1</text:p>
      <text:p text:style-name="P15"/>
      <text:p text:style-name="P15"><text:s/>Enter the value: 3333</text:p>
      <text:p text:style-name="P15"/>
      <text:p text:style-name="P15"/>
      <text:p text:style-name="P15">1.Push</text:p>
      <text:p text:style-name="P15"/>
      <text:p text:style-name="P15">2.Pop</text:p>
      <text:p text:style-name="P15"/>
      <text:p text:style-name="P15">3.Linear Search</text:p>
      <text:p text:style-name="P15"/>
      <text:p text:style-name="P15">4.Display</text:p>
      <text:p text:style-name="P15"/>
      <text:p text:style-name="P15"><text:soft-page-break/>5.Exit</text:p>
      <text:p text:style-name="P15">Enter your choice: 4</text:p>
      <text:p text:style-name="P15"/>
      <text:p text:style-name="P15"><text:s/>the list is </text:p>
      <text:p text:style-name="P15">3333--&gt;444--&gt;22--&gt;</text:p>
      <text:p text:style-name="P15"/>
      <text:p text:style-name="P15">1.Push</text:p>
      <text:p text:style-name="P15"/>
      <text:p text:style-name="P15">2.Pop</text:p>
      <text:p text:style-name="P15"/>
      <text:p text:style-name="P15">3.Linear Search</text:p>
      <text:p text:style-name="P15"/>
      <text:p text:style-name="P15">4.Display</text:p>
      <text:p text:style-name="P15"/>
      <text:p text:style-name="P15">5.Exit</text:p>
      <text:p text:style-name="P15">Enter your choice: 2</text:p>
      <text:p text:style-name="P15">Element popped-3333</text:p>
      <text:p text:style-name="P15"/>
      <text:p text:style-name="P16">1.Push</text:p>
      <text:p text:style-name="P16"/>
      <text:p text:style-name="P16">2.Pop</text:p>
      <text:p text:style-name="P16"/>
      <text:p text:style-name="P16">3.Linear Search</text:p>
      <text:p text:style-name="P16"/>
      <text:p text:style-name="P16">4.Display</text:p>
      <text:p text:style-name="P16"/>
      <text:p text:style-name="P16">5.Exit</text:p>
      <text:p text:style-name="P16">Enter your choice: 4</text:p>
      <text:p text:style-name="P16"/>
      <text:p text:style-name="P16"><text:s/>the list is </text:p>
      <text:p text:style-name="P16">444--&gt;22--&gt;</text:p>
      <text:p text:style-name="P15"/>
      <text:p text:style-name="P15">1.Push</text:p>
      <text:p text:style-name="P15"/>
      <text:p text:style-name="P15">2.Pop</text:p>
      <text:p text:style-name="P15"/>
      <text:p text:style-name="P15">3.Linear Search</text:p>
      <text:p text:style-name="P15"/>
      <text:p text:style-name="P15">4.Display</text:p>
      <text:p text:style-name="P15"/>
      <text:p text:style-name="P15">5.Exit</text:p>
      <text:p text:style-name="P15">Enter your choice: 3</text:p>
      <text:p text:style-name="P15"/>
      <text:p text:style-name="P15"><text:s/>Enter the element:22</text:p>
      <text:p text:style-name="P15"/>
      <text:p text:style-name="P15"><text:s/>item found at position 2</text:p>
      <text:p text:style-name="P15"/>
      <text:p text:style-name="P15"/>
      <text:p text:style-name="P15">1.Push</text:p>
      <text:p text:style-name="P15"/>
      <text:p text:style-name="P15">2.Pop</text:p>
      <text:p text:style-name="P15"/>
      <text:p text:style-name="P15"><text:soft-page-break/>3.Linear Search</text:p>
      <text:p text:style-name="P15"/>
      <text:p text:style-name="P15">4.Display</text:p>
      <text:p text:style-name="P15"/>
      <text:p text:style-name="P15">5.Exit</text:p>
      <text:p text:style-name="P15"/>
      <text:p text:style-name="P15">Enter your choice: 5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2"><text:soft-page-break/><text:span text:style-name="T4">P</text:span><text:span text:style-name="T2">ROGRAM </text:span><text:span text:style-name="T6">NO : </text:span><text:span text:style-name="T2">8</text:span></text:p>
      <text:p text:style-name="P53"><text:span text:style-name="T5">AIM : </text:span><text:span text:style-name="T3">I</text:span><text:span text:style-name="T5">MPLEMENT</text:span><text:span text:style-name="T3"> </text:span><text:span text:style-name="T5">ALL</text:span><text:span text:style-name="T3"> </text:span><text:span text:style-name="T5">THE</text:span><text:span text:style-name="T3"> </text:span><text:span text:style-name="T5">OPERATIONS</text:span><text:span text:style-name="T3"> </text:span><text:span text:style-name="T5">OF</text:span><text:span text:style-name="T3"> </text:span><text:span text:style-name="T5">DOUBLY</text:span><text:span text:style-name="T3"> </text:span><text:span text:style-name="T5">LINKED</text:span><text:span text:style-name="T3"> </text:span><text:span text:style-name="T5">LIST</text:span></text:p>
      <text:p text:style-name="P6"/>
      <text:p text:style-name="P20">#include&lt;stdio.h&gt;</text:p>
      <text:p text:style-name="P20">#include&lt;stdlib.h&gt;</text:p>
      <text:p text:style-name="P20">struct node </text:p>
      <text:p text:style-name="P20">{</text:p>
      <text:p text:style-name="P20"><text:s text:c="4"/>int data;</text:p>
      <text:p text:style-name="P20"><text:s text:c="4"/>struct node *prev;</text:p>
      <text:p text:style-name="P20"><text:s text:c="4"/>struct node *next;</text:p>
      <text:p text:style-name="P20">};</text:p>
      <text:p text:style-name="P20"/>
      <text:p text:style-name="P20">struct node *start;</text:p>
      <text:p text:style-name="P20">void beginsert() </text:p>
      <text:p text:style-name="P20"/>
      <text:p text:style-name="P20">{</text:p>
      <text:p text:style-name="P20"><text:s text:c="4"/>struct node *ptr;</text:p>
      <text:p text:style-name="P20"><text:s text:c="4"/>int x;</text:p>
      <text:p text:style-name="P20"><text:s text:c="4"/>ptr=(struct node*)malloc(sizeof(struct node*));</text:p>
      <text:p text:style-name="P20"><text:s text:c="4"/>if(ptr==NULL) </text:p>
      <text:p text:style-name="P20">{</text:p>
      <text:p text:style-name="P20"><text:s text:c="7"/>printf("\nOverflow");</text:p>
      <text:p text:style-name="P20"><text:s text:c="4"/>}</text:p>
      <text:p text:style-name="P20"><text:s text:c="4"/>else </text:p>
      <text:p text:style-name="P20"><text:s text:c="4"/>{</text:p>
      <text:p text:style-name="P20"><text:s text:c="8"/>printf("\nEnter value : ");</text:p>
      <text:p text:style-name="P20"><text:s text:c="8"/>scanf("%d",&amp;x);</text:p>
      <text:p text:style-name="P20"><text:s text:c="8"/>if(start==NULL) </text:p>
      <text:p text:style-name="P20"><text:s text:c="8"/>{</text:p>
      <text:p text:style-name="P20"><text:s text:c="12"/>ptr-&gt;data=x;</text:p>
      <text:p text:style-name="P20"><text:s text:c="12"/>ptr-&gt;prev=NULL;</text:p>
      <text:p text:style-name="P20"><text:s text:c="12"/>ptr-&gt;next=NULL;</text:p>
      <text:p text:style-name="P20"><text:s text:c="12"/>start=ptr;</text:p>
      <text:p text:style-name="P20"><text:s text:c="8"/>}</text:p>
      <text:p text:style-name="P20"><text:s text:c="8"/>else </text:p>
      <text:p text:style-name="P20"><text:s text:c="7"/>{</text:p>
      <text:p text:style-name="P20"><text:s text:c="12"/>ptr-&gt;data=x;</text:p>
      <text:p text:style-name="P20"><text:s text:c="12"/>ptr-&gt;prev=NULL;</text:p>
      <text:p text:style-name="P20"><text:s text:c="12"/>ptr-&gt;next=start;</text:p>
      <text:p text:style-name="P20"><text:s text:c="12"/>start-&gt;prev=ptr;</text:p>
      <text:p text:style-name="P20"><text:s text:c="12"/>start=ptr;</text:p>
      <text:p text:style-name="P20"><text:s text:c="8"/>}</text:p>
      <text:p text:style-name="P20"><text:s text:c="4"/>}</text:p>
      <text:p text:style-name="P20">}</text:p>
      <text:p text:style-name="P20">void lastinsert() </text:p>
      <text:p text:style-name="P20">{</text:p>
      <text:p text:style-name="P20"><text:s text:c="4"/>struct node *ptr,*temp;</text:p>
      <text:p text:style-name="P20"><text:s text:c="4"/>int x;</text:p>
      <text:p text:style-name="P20"><text:s text:c="4"/>ptr=(struct node*)malloc(sizeof(struct node*));</text:p>
      <text:p text:style-name="P20"><text:s text:c="4"/>if(ptr==NULL)</text:p>
      <text:p text:style-name="P20"><text:s text:c="3"/>{</text:p>
      <text:p text:style-name="P20"><text:s text:c="8"/>printf("\nOverflow");</text:p>
      <text:p text:style-name="P20"><text:soft-page-break/><text:s text:c="4"/>}</text:p>
      <text:p text:style-name="P20"><text:s text:c="4"/>else</text:p>
      <text:p text:style-name="P20"><text:s/>{</text:p>
      <text:p text:style-name="P20"><text:s text:c="8"/>printf("\nEnter value : ");</text:p>
      <text:p text:style-name="P20"><text:s text:c="8"/>scanf("%d",&amp;x);</text:p>
      <text:p text:style-name="P20"><text:s text:c="8"/>ptr-&gt;data=x;</text:p>
      <text:p text:style-name="P20"><text:s text:c="8"/>if(start==NULL) </text:p>
      <text:p text:style-name="P20"><text:s text:c="6"/>{</text:p>
      <text:p text:style-name="P20"><text:s text:c="12"/>ptr-&gt;next=NULL;</text:p>
      <text:p text:style-name="P20"><text:s text:c="12"/>ptr-&gt;prev=NULL;</text:p>
      <text:p text:style-name="P20"><text:s text:c="12"/>start=ptr;</text:p>
      <text:p text:style-name="P20"><text:s text:c="8"/>}</text:p>
      <text:p text:style-name="P20"><text:s text:c="8"/>else </text:p>
      <text:p text:style-name="P20"><text:s text:c="8"/>{</text:p>
      <text:p text:style-name="P20"><text:s text:c="12"/>temp=start;</text:p>
      <text:p text:style-name="P20"><text:s text:c="12"/>while(temp-&gt;next!=NULL) {</text:p>
      <text:p text:style-name="P20"><text:s text:c="16"/>temp=temp-&gt;next;</text:p>
      <text:p text:style-name="P20"><text:s text:c="12"/>}</text:p>
      <text:p text:style-name="P20"><text:s text:c="12"/>temp-&gt;next=ptr;</text:p>
      <text:p text:style-name="P20"><text:s text:c="12"/>ptr-&gt;prev=temp;</text:p>
      <text:p text:style-name="P20"><text:s text:c="12"/>ptr-&gt;next=NULL;</text:p>
      <text:p text:style-name="P20"><text:s text:c="8"/>}</text:p>
      <text:p text:style-name="P20"><text:s text:c="4"/>}</text:p>
      <text:p text:style-name="P20">}</text:p>
      <text:p text:style-name="P20">void posinsert() </text:p>
      <text:p text:style-name="P20">{</text:p>
      <text:p text:style-name="P20"><text:s text:c="4"/>int pos,i,x;</text:p>
      <text:p text:style-name="P20"><text:s text:c="4"/>struct node *ptr,*temp;</text:p>
      <text:p text:style-name="P20"><text:s text:c="4"/>ptr=(struct node*)malloc(sizeof(struct node*));</text:p>
      <text:p text:style-name="P20"><text:s text:c="4"/>if(ptr==NULL) </text:p>
      <text:p text:style-name="P20"><text:s text:c="4"/>{</text:p>
      <text:p text:style-name="P20"/>
      <text:p text:style-name="P20"><text:s text:c="8"/>printf("\nOverflow");</text:p>
      <text:p text:style-name="P20"><text:s text:c="4"/>}</text:p>
      <text:p text:style-name="P20"><text:s text:c="4"/>else </text:p>
      <text:p text:style-name="P20"><text:s text:c="2"/>{</text:p>
      <text:p text:style-name="P20"><text:s text:c="8"/>printf("\nEnter value : ");</text:p>
      <text:p text:style-name="P20"><text:s text:c="8"/>scanf("%d",&amp;x);</text:p>
      <text:p text:style-name="P20"><text:s text:c="8"/>ptr-&gt;data=x;</text:p>
      <text:p text:style-name="P20"><text:s text:c="8"/>printf("\nEnter the position : ");</text:p>
      <text:p text:style-name="P20"><text:s text:c="8"/>scanf("%d",&amp;pos);</text:p>
      <text:p text:style-name="P20"><text:s text:c="8"/>temp=start;</text:p>
      <text:p text:style-name="P20"><text:s text:c="8"/>if(pos==1) </text:p>
      <text:p text:style-name="P20"><text:s text:c="9"/>{</text:p>
      <text:p text:style-name="P20"><text:s text:c="12"/>if(start==NULL) {</text:p>
      <text:p text:style-name="P20"><text:s text:c="16"/>ptr-&gt;data=x;</text:p>
      <text:p text:style-name="P20"><text:s text:c="16"/>ptr-&gt;prev=NULL;</text:p>
      <text:p text:style-name="P20"><text:s text:c="16"/>ptr-&gt;next=NULL;</text:p>
      <text:p text:style-name="P20"><text:s text:c="15"/>start=ptr;</text:p>
      <text:p text:style-name="P20"><text:s text:c="12"/>}</text:p>
      <text:p text:style-name="P20"><text:s text:c="12"/>else </text:p>
      <text:p text:style-name="P20"><text:s text:c="12"/>{</text:p>
      <text:p text:style-name="P20"><text:soft-page-break/><text:s text:c="16"/>ptr-&gt;data=x;</text:p>
      <text:p text:style-name="P20"><text:s text:c="16"/>ptr-&gt;prev=NULL;</text:p>
      <text:p text:style-name="P20"><text:s text:c="16"/>ptr-&gt;next=start;</text:p>
      <text:p text:style-name="P20"><text:s text:c="16"/>start-&gt;prev=ptr;</text:p>
      <text:p text:style-name="P20"><text:s text:c="16"/>start=ptr;</text:p>
      <text:p text:style-name="P20"><text:s text:c="12"/>}</text:p>
      <text:p text:style-name="P20"><text:s text:c="8"/>}</text:p>
      <text:p text:style-name="P20"><text:s text:c="8"/>else </text:p>
      <text:p text:style-name="P20"><text:s text:c="8"/>{</text:p>
      <text:p text:style-name="P20"><text:s text:c="12"/>for(i=1;i&lt;pos-1;i++) </text:p>
      <text:p text:style-name="P20"><text:s text:c="14"/>{</text:p>
      <text:p text:style-name="P20"><text:s text:c="16"/>temp=temp-&gt;next;</text:p>
      <text:p text:style-name="P20"><text:s text:c="16"/>if(temp==NULL) </text:p>
      <text:p text:style-name="P20"><text:s text:c="16"/>{</text:p>
      <text:p text:style-name="P20"><text:s text:c="19"/>printf("\nCan't insert");</text:p>
      <text:p text:style-name="P20"><text:s text:c="16"/>}</text:p>
      <text:p text:style-name="P20"><text:s text:c="12"/>}</text:p>
      <text:p text:style-name="P20"><text:s text:c="12"/>ptr-&gt;next=temp-&gt;next;</text:p>
      <text:p text:style-name="P20"><text:s text:c="12"/>temp-&gt;next=ptr;</text:p>
      <text:p text:style-name="P20"><text:tab/> <text:s text:c="3"/>ptr-&gt;prev=temp;</text:p>
      <text:p text:style-name="P20"><text:tab/> <text:s text:c="3"/>if(ptr-&gt;next!=NULL){</text:p>
      <text:p text:style-name="P20"><text:tab/> <text:s text:c="4"/><text:tab/>(ptr-&gt;next)-&gt;prev=ptr;</text:p>
      <text:p text:style-name="P20">}</text:p>
      <text:p text:style-name="P20"><text:s text:c="8"/>}</text:p>
      <text:p text:style-name="P20"><text:s text:c="4"/>}</text:p>
      <text:p text:style-name="P20">}</text:p>
      <text:p text:style-name="P20">void begdel()</text:p>
      <text:p text:style-name="P20"><text:s/>{</text:p>
      <text:p text:style-name="P20"><text:s text:c="4"/>int x;</text:p>
      <text:p text:style-name="P20"><text:s text:c="4"/>struct node *ptr;</text:p>
      <text:p text:style-name="P20"><text:s text:c="4"/>if(start==NULL) {</text:p>
      <text:p text:style-name="P20"><text:s text:c="8"/>printf("\nList is empty");</text:p>
      <text:p text:style-name="P20"><text:s text:c="4"/>}</text:p>
      <text:p text:style-name="P20"><text:s text:c="4"/>else</text:p>
      <text:p text:style-name="P20"><text:s text:c="3"/>{</text:p>
      <text:p text:style-name="P20"><text:s text:c="8"/>ptr=start;</text:p>
      <text:p text:style-name="P20"><text:s text:c="8"/>start=ptr-&gt;next;</text:p>
      <text:p text:style-name="P20"><text:s text:c="8"/>start-&gt;prev=NULL;</text:p>
      <text:p text:style-name="P20"><text:s text:c="8"/>x=ptr-&gt;data;</text:p>
      <text:p text:style-name="P20"><text:s text:c="8"/>free(ptr);</text:p>
      <text:p text:style-name="P20"><text:s text:c="8"/>printf("\n%d deleted",x);</text:p>
      <text:p text:style-name="P20"><text:s text:c="4"/>}</text:p>
      <text:p text:style-name="P20">}</text:p>
      <text:p text:style-name="P20">void lastdel()</text:p>
      <text:p text:style-name="P20"><text:s/>{</text:p>
      <text:p text:style-name="P20"><text:s text:c="4"/>int x;</text:p>
      <text:p text:style-name="P20"><text:s text:c="4"/>struct node *ptr,*ptr1;</text:p>
      <text:p text:style-name="P20"><text:s text:c="4"/>if(start==NULL) </text:p>
      <text:p text:style-name="P20"><text:s text:c="2"/>{</text:p>
      <text:p text:style-name="P20"/>
      <text:p text:style-name="P20"><text:s text:c="8"/>printf("\nList is empty");</text:p>
      <text:p text:style-name="P20"><text:s text:c="4"/>}</text:p>
      <text:p text:style-name="P20"><text:soft-page-break/><text:s text:c="4"/>else if(start-&gt;next==NULL)</text:p>
      <text:p text:style-name="P20"><text:s text:c="4"/>{ </text:p>
      <text:p text:style-name="P20"><text:s text:c="8"/>x=start-&gt;data;</text:p>
      <text:p text:style-name="P20"><text:s text:c="8"/>start=NULL;</text:p>
      <text:p text:style-name="P20"><text:s text:c="8"/>free(start);</text:p>
      <text:p text:style-name="P20"><text:s text:c="8"/>printf("\n%d deleted",x);</text:p>
      <text:p text:style-name="P20"><text:s text:c="4"/>}</text:p>
      <text:p text:style-name="P20"><text:s text:c="4"/>else </text:p>
      <text:p text:style-name="P20"><text:s text:c="2"/>{</text:p>
      <text:p text:style-name="P20"><text:s text:c="8"/>ptr=start;</text:p>
      <text:p text:style-name="P20"><text:s text:c="8"/>while(ptr-&gt;next!=NULL)</text:p>
      <text:p text:style-name="P20"><text:s text:c="3"/>{</text:p>
      <text:p text:style-name="P20"><text:s text:c="12"/>ptr1=ptr;</text:p>
      <text:p text:style-name="P20"><text:s text:c="12"/>ptr=ptr-&gt;next;</text:p>
      <text:p text:style-name="P20"><text:s text:c="8"/>}</text:p>
      <text:p text:style-name="P20"><text:s text:c="8"/>ptr1-&gt;next=NULL;</text:p>
      <text:p text:style-name="P20"><text:s text:c="8"/>ptr-&gt;prev=NULL;</text:p>
      <text:p text:style-name="P20"><text:s text:c="8"/>x=ptr-&gt;data;</text:p>
      <text:p text:style-name="P20"><text:s text:c="8"/>free(ptr);</text:p>
      <text:p text:style-name="P20"><text:s text:c="8"/>printf("\n%d deleted",x);</text:p>
      <text:p text:style-name="P20"><text:s text:c="4"/>}</text:p>
      <text:p text:style-name="P20">}</text:p>
      <text:p text:style-name="P20">void posdel() </text:p>
      <text:p text:style-name="P20"><text:s/>{</text:p>
      <text:p text:style-name="P20"><text:s text:c="4"/>struct node *ptr,*ptr1;</text:p>
      <text:p text:style-name="P20"><text:s text:c="4"/>int pos,i,x;</text:p>
      <text:p text:style-name="P20"><text:s text:c="4"/>ptr=start;</text:p>
      <text:p text:style-name="P20"><text:s text:c="4"/>if(ptr==NULL) </text:p>
      <text:p text:style-name="P20"><text:s/>{</text:p>
      <text:p text:style-name="P20"><text:s text:c="8"/>printf("\nList is empty");</text:p>
      <text:p text:style-name="P20"><text:s text:c="4"/>}</text:p>
      <text:p text:style-name="P20"><text:s text:c="4"/>else <text:s/></text:p>
      <text:p text:style-name="P20"><text:s text:c="3"/>{</text:p>
      <text:p text:style-name="P20"><text:s text:c="8"/>printf("\nEnter position : ");</text:p>
      <text:p text:style-name="P20"><text:s text:c="8"/>scanf("%d",&amp;pos);</text:p>
      <text:p text:style-name="P20"><text:s text:c="8"/>if(pos==1) {</text:p>
      <text:p text:style-name="P20"><text:s text:c="12"/>ptr=start;</text:p>
      <text:p text:style-name="P20"><text:s text:c="12"/>start=ptr-&gt;next;</text:p>
      <text:p text:style-name="P20"><text:s text:c="12"/>start-&gt;prev=NULL;</text:p>
      <text:p text:style-name="P20"><text:s text:c="12"/>x=ptr-&gt;data;</text:p>
      <text:p text:style-name="P20"><text:s text:c="12"/>free(ptr);</text:p>
      <text:p text:style-name="P20"><text:s text:c="12"/>printf("\n%d deleted",x);</text:p>
      <text:p text:style-name="P20"><text:s text:c="8"/>}</text:p>
      <text:p text:style-name="P20"><text:s text:c="8"/>else <text:s/></text:p>
      <text:p text:style-name="P20"><text:s text:c="5"/>{</text:p>
      <text:p text:style-name="P20"><text:s text:c="12"/>for(i=1;i&lt;pos;i++) </text:p>
      <text:p text:style-name="P20"><text:s text:c="10"/>{</text:p>
      <text:p text:style-name="P20"><text:s text:c="16"/>ptr1=ptr;</text:p>
      <text:p text:style-name="P20"><text:s text:c="16"/>ptr=ptr-&gt;next;</text:p>
      <text:p text:style-name="P20"><text:s text:c="16"/>if(ptr==NULL) </text:p>
      <text:p text:style-name="P20"><text:s text:c="15"/>{</text:p>
      <text:p text:style-name="P20"><text:s text:c="20"/>printf("\nCan't delete");</text:p>
      <text:p text:style-name="P20"><text:soft-page-break/><text:s text:c="20"/>return;</text:p>
      <text:p text:style-name="P20"><text:s text:c="16"/>}</text:p>
      <text:p text:style-name="P20"><text:s text:c="12"/>}</text:p>
      <text:p text:style-name="P20"><text:s text:c="12"/>ptr1-&gt;next=ptr-&gt;next;</text:p>
      <text:p text:style-name="P20"><text:s text:c="12"/>(ptr-&gt;next)-&gt;prev=ptr1;</text:p>
      <text:p text:style-name="P20"><text:s text:c="12"/>x=ptr-&gt;data;</text:p>
      <text:p text:style-name="P20"><text:s text:c="12"/>free(ptr);</text:p>
      <text:p text:style-name="P20"><text:s text:c="12"/>printf("\n%d deleted",x);</text:p>
      <text:p text:style-name="P20"><text:s text:c="8"/>}</text:p>
      <text:p text:style-name="P20"><text:s text:c="4"/>}</text:p>
      <text:p text:style-name="P20">}</text:p>
      <text:p text:style-name="P20">void search() </text:p>
      <text:p text:style-name="P20">{</text:p>
      <text:p text:style-name="P20"><text:s text:c="4"/>struct node *ptr;</text:p>
      <text:p text:style-name="P20"><text:s text:c="4"/>int x,i=0,f;</text:p>
      <text:p text:style-name="P20"><text:s text:c="4"/>ptr=start;</text:p>
      <text:p text:style-name="P20"><text:s text:c="4"/>if(ptr==NULL) </text:p>
      <text:p text:style-name="P20"><text:s text:c="3"/>{</text:p>
      <text:p text:style-name="P20"><text:s text:c="8"/>printf("\nList is empty");</text:p>
      <text:p text:style-name="P20"><text:s text:c="4"/>}</text:p>
      <text:p text:style-name="P20"><text:s text:c="4"/>else </text:p>
      <text:p text:style-name="P20"><text:s text:c="3"/>{</text:p>
      <text:p text:style-name="P20"><text:s text:c="8"/>printf("\nEnter element to search : ");</text:p>
      <text:p text:style-name="P20"><text:s text:c="8"/>scanf("%d",&amp;x);</text:p>
      <text:p text:style-name="P20"><text:s text:c="8"/>while(ptr!=NULL) </text:p>
      <text:p text:style-name="P20"><text:s text:c="8"/>{</text:p>
      <text:p text:style-name="P20"><text:s text:c="12"/>if(ptr-&gt;data==x) </text:p>
      <text:p text:style-name="P20"><text:s text:c="13"/>{</text:p>
      <text:p text:style-name="P20"><text:s text:c="16"/>printf("\nItem found at position %d",i+1);</text:p>
      <text:p text:style-name="P20"><text:s text:c="16"/>f=0;</text:p>
      <text:p text:style-name="P20"><text:s text:c="15"/>break;</text:p>
      <text:p text:style-name="P20"><text:s text:c="12"/>}</text:p>
      <text:p text:style-name="P20"><text:s text:c="12"/>else </text:p>
      <text:p text:style-name="P20"><text:s text:c="11"/>{</text:p>
      <text:p text:style-name="P20"><text:s text:c="16"/>f=1;</text:p>
      <text:p text:style-name="P20"><text:s text:c="12"/>}</text:p>
      <text:p text:style-name="P20"><text:s text:c="12"/>i++;</text:p>
      <text:p text:style-name="P20"><text:s text:c="12"/>ptr=ptr-&gt;next;</text:p>
      <text:p text:style-name="P20"><text:s text:c="8"/>}</text:p>
      <text:p text:style-name="P20"><text:s text:c="8"/>if(f==1) </text:p>
      <text:p text:style-name="P20"><text:s text:c="8"/>{</text:p>
      <text:p text:style-name="P20"><text:s text:c="12"/>printf("\nItem not found");</text:p>
      <text:p text:style-name="P20"><text:s text:c="8"/>}</text:p>
      <text:p text:style-name="P20"><text:s text:c="4"/>}</text:p>
      <text:p text:style-name="P20">}</text:p>
      <text:p text:style-name="P20">void display() </text:p>
      <text:p text:style-name="P20"><text:s/>{</text:p>
      <text:p text:style-name="P20"><text:s text:c="4"/>struct node *ptr;</text:p>
      <text:p text:style-name="P20"><text:s text:c="4"/>ptr=start;</text:p>
      <text:p text:style-name="P20"><text:s text:c="4"/>if(ptr==NULL) </text:p>
      <text:p text:style-name="P20"><text:s/>{</text:p>
      <text:p text:style-name="P20"><text:s text:c="8"/>printf("\nList is empty");</text:p>
      <text:p text:style-name="P20"><text:soft-page-break/><text:s text:c="4"/>}</text:p>
      <text:p text:style-name="P20"><text:s text:c="4"/>else {</text:p>
      <text:p text:style-name="P20"><text:s text:c="8"/>while(ptr!=NULL) </text:p>
      <text:p text:style-name="P20"><text:s text:c="4"/>{</text:p>
      <text:p text:style-name="P20"><text:s text:c="12"/>printf("%d-&gt; ",ptr-&gt;data);</text:p>
      <text:p text:style-name="P20"><text:s text:c="12"/>ptr=ptr-&gt;next;</text:p>
      <text:p text:style-name="P20"><text:s text:c="8"/>}</text:p>
      <text:p text:style-name="P20"><text:s text:c="8"/>printf("null");</text:p>
      <text:p text:style-name="P20"><text:s text:c="4"/>}</text:p>
      <text:p text:style-name="P20">}</text:p>
      <text:p text:style-name="P20">void main() </text:p>
      <text:p text:style-name="P20"><text:s/>{</text:p>
      <text:p text:style-name="P20"><text:s text:c="4"/>int ch;</text:p>
      <text:p text:style-name="P20"><text:s text:c="4"/>while(ch!=9) </text:p>
      <text:p text:style-name="P20"><text:s text:c="2"/>{</text:p>
      <text:p text:style-name="P20"><text:s text:c="8"/>printf("\n\n1:Insert at beginning");</text:p>
      <text:p text:style-name="P20"><text:s text:c="8"/>printf("\n2:Insert at last");</text:p>
      <text:p text:style-name="P20"><text:s text:c="8"/>printf("\n3:Insert at position");</text:p>
      <text:p text:style-name="P20"><text:s text:c="8"/>printf("\n4:Delete from beginning");</text:p>
      <text:p text:style-name="P20"><text:s text:c="8"/>printf("\n5:Delete from last");</text:p>
      <text:p text:style-name="P20"><text:s text:c="8"/>printf("\n6:Delete from position");</text:p>
      <text:p text:style-name="P20"><text:s text:c="8"/>printf("\n7:Search");</text:p>
      <text:p text:style-name="P20"><text:s text:c="8"/>printf("\n8:Display");</text:p>
      <text:p text:style-name="P20"><text:s text:c="8"/>printf("\n9:Exit");</text:p>
      <text:p text:style-name="P20"><text:s text:c="8"/>printf("\nEnter your choice : ");</text:p>
      <text:p text:style-name="P20"><text:s text:c="8"/>scanf("%d",&amp;ch);</text:p>
      <text:p text:style-name="P20"><text:s text:c="8"/>switch(ch) </text:p>
      <text:p text:style-name="P20"><text:s text:c="5"/>{</text:p>
      <text:p text:style-name="P20"><text:s text:c="12"/>case 1:beginsert();</text:p>
      <text:p text:style-name="P20"><text:s text:c="12"/>break;</text:p>
      <text:p text:style-name="P20"><text:s text:c="12"/>case 2:lastinsert();</text:p>
      <text:p text:style-name="P20"><text:s text:c="12"/>break;</text:p>
      <text:p text:style-name="P20"><text:s text:c="12"/>case 3:posinsert();</text:p>
      <text:p text:style-name="P20"><text:s text:c="12"/>break;</text:p>
      <text:p text:style-name="P20"><text:s text:c="12"/>case 4:begdel();</text:p>
      <text:p text:style-name="P20"><text:s text:c="12"/>break;</text:p>
      <text:p text:style-name="P20"><text:s text:c="12"/>case 5:</text:p>
      <text:p text:style-name="P20">lastdel();</text:p>
      <text:p text:style-name="P20"><text:s text:c="12"/>break;</text:p>
      <text:p text:style-name="P20"><text:s text:c="12"/>case 6:posdel();</text:p>
      <text:p text:style-name="P20"><text:s text:c="12"/>break;</text:p>
      <text:p text:style-name="P20"><text:s text:c="12"/>case 7:search();</text:p>
      <text:p text:style-name="P20"><text:s text:c="12"/>break;</text:p>
      <text:p text:style-name="P20"><text:s text:c="12"/>case 8:display();</text:p>
      <text:p text:style-name="P20"><text:s text:c="12"/>break;</text:p>
      <text:p text:style-name="P20"><text:s text:c="12"/>case 9:exit(0);</text:p>
      <text:p text:style-name="P20"><text:s text:c="12"/>break;</text:p>
      <text:p text:style-name="P20"><text:s text:c="12"/>default:printf("\nInvalid choice");</text:p>
      <text:p text:style-name="P20"><text:s text:c="8"/>}</text:p>
      <text:p text:style-name="P20"><text:s text:c="4"/>}</text:p>
      <text:p text:style-name="P20">}</text:p>
      <text:p text:style-name="P20"/>
      <text:p text:style-name="P20"><text:soft-page-break/></text:p>
      <text:p text:style-name="P39">O<text:span text:style-name="T9">UTPUT</text:span></text:p>
      <text:p text:style-name="P17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1</text:p>
      <text:p text:style-name="P50"/>
      <text:p text:style-name="P50">Enter value : 25</text:p>
      <text:p text:style-name="P50"/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2</text:p>
      <text:p text:style-name="P50"/>
      <text:p text:style-name="P50">Enter value : 35</text:p>
      <text:p text:style-name="P50"/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1</text:p>
      <text:p text:style-name="P50"/>
      <text:p text:style-name="P50">Enter value : 20</text:p>
      <text:p text:style-name="P50"/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<text:soft-page-break/>8:Display</text:p>
      <text:p text:style-name="P50">9:Exit</text:p>
      <text:p text:style-name="P50">Enter your choice : 8</text:p>
      <text:p text:style-name="P50">20-&gt; 25-&gt; 35-&gt; null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3</text:p>
      <text:p text:style-name="P50"/>
      <text:p text:style-name="P50">Enter value : 30</text:p>
      <text:p text:style-name="P50"/>
      <text:p text:style-name="P50">Enter the position : 3</text:p>
      <text:p text:style-name="P50"/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8</text:p>
      <text:p text:style-name="P50">20-&gt; 25-&gt; 30-&gt; 35-&gt; null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4</text:p>
      <text:p text:style-name="P50"/>
      <text:p text:style-name="P50">20 deleted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<text:soft-page-break/>7:Search</text:p>
      <text:p text:style-name="P50">8:Display</text:p>
      <text:p text:style-name="P50">9:Exit</text:p>
      <text:p text:style-name="P50">Enter your choice : 8</text:p>
      <text:p text:style-name="P50">25-&gt; 30-&gt; 35-&gt; null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5</text:p>
      <text:p text:style-name="P50"/>
      <text:p text:style-name="P50">35 deleted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8</text:p>
      <text:p text:style-name="P50">25-&gt; 30-&gt; null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6</text:p>
      <text:p text:style-name="P50"/>
      <text:p text:style-name="P50">Enter position : 1</text:p>
      <text:p text:style-name="P50"/>
      <text:p text:style-name="P50">25 deleted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<text:soft-page-break/>7:Search</text:p>
      <text:p text:style-name="P50">8:Display</text:p>
      <text:p text:style-name="P50">9:Exit</text:p>
      <text:p text:style-name="P50">Enter your choice : 8</text:p>
      <text:p text:style-name="P50">30-&gt; null</text:p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7</text:p>
      <text:p text:style-name="P50"/>
      <text:p text:style-name="P50">Enter element to search : 30</text:p>
      <text:p text:style-name="P50"/>
      <text:p text:style-name="P50">Item found at position 1</text:p>
      <text:p text:style-name="P50"/>
      <text:p text:style-name="P50"/>
      <text:p text:style-name="P50">1:Insert at beginning</text:p>
      <text:p text:style-name="P50">2:Insert at last</text:p>
      <text:p text:style-name="P50">3:Insert at position</text:p>
      <text:p text:style-name="P50">4:Delete from beginning</text:p>
      <text:p text:style-name="P50">5:Delete from last</text:p>
      <text:p text:style-name="P50">6:Delete from position</text:p>
      <text:p text:style-name="P50">7:Search</text:p>
      <text:p text:style-name="P50">8:Display</text:p>
      <text:p text:style-name="P50">9:Exit</text:p>
      <text:p text:style-name="P50">Enter your choice : 9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3"><text:soft-page-break/>PROGRAM <text:span text:style-name="T11">NO : </text:span>9</text:p>
      <text:p text:style-name="P33">AIM : <text:span text:style-name="T10">PROGRAM FOR BINARY SEARCH TREE OPERATIONS-INSERTION,DELETION,SEARCH</text:span></text:p>
      <text:p text:style-name="P33"/>
      <text:p text:style-name="P54">#include&lt;stdio.h&gt;</text:p>
      <text:p text:style-name="P54">#include&lt;stdlib.h&gt;</text:p>
      <text:p text:style-name="P54">struct node</text:p>
      <text:p text:style-name="P54">{</text:p>
      <text:p text:style-name="P54"><text:s text:c="2"/>struct node *left;</text:p>
      <text:p text:style-name="P54"><text:s text:c="2"/>struct node *right;</text:p>
      <text:p text:style-name="P54"><text:s text:c="2"/>int data;</text:p>
      <text:p text:style-name="P54">};</text:p>
      <text:p text:style-name="P54">struct node *root;</text:p>
      <text:p text:style-name="P54">struct node *</text:p>
      <text:p text:style-name="P54">newNode (int value)</text:p>
      <text:p text:style-name="P54">{</text:p>
      <text:p text:style-name="P54"><text:s text:c="2"/>struct node *newnode = malloc (sizeof (struct node));</text:p>
      <text:p text:style-name="P54"><text:s text:c="2"/>newnode-&gt;data = value;</text:p>
      <text:p text:style-name="P54"><text:s text:c="2"/>newnode-&gt;left = NULL;</text:p>
      <text:p text:style-name="P54"><text:s text:c="2"/>newnode-&gt;right = NULL;</text:p>
      <text:p text:style-name="P54"><text:s text:c="2"/>return newnode;</text:p>
      <text:p text:style-name="P54">}</text:p>
      <text:p text:style-name="P54"/>
      <text:p text:style-name="P54">struct node *</text:p>
      <text:p text:style-name="P54">insert (struct node *root, int value)</text:p>
      <text:p text:style-name="P54">{</text:p>
      <text:p text:style-name="P54"><text:s text:c="2"/>if (root == NULL)</text:p>
      <text:p text:style-name="P54"><text:s text:c="4"/>{</text:p>
      <text:p text:style-name="P54"><text:s text:c="6"/>return newNode (value);</text:p>
      <text:p text:style-name="P54"><text:s text:c="4"/>}</text:p>
      <text:p text:style-name="P54"><text:s text:c="2"/>else if (value == root-&gt;data)</text:p>
      <text:p text:style-name="P54"><text:s text:c="4"/>{</text:p>
      <text:p text:style-name="P54"><text:s text:c="6"/>printf ("Same data can't be stored");</text:p>
      <text:p text:style-name="P54"><text:s text:c="4"/>}</text:p>
      <text:p text:style-name="P54"><text:s text:c="2"/>else if (value &gt; root-&gt;data)</text:p>
      <text:p text:style-name="P54"><text:s text:c="4"/>{</text:p>
      <text:p text:style-name="P54"><text:s text:c="6"/>root-&gt;right = insert (root-&gt;right, value);</text:p>
      <text:p text:style-name="P54"><text:s text:c="4"/>}</text:p>
      <text:p text:style-name="P54"><text:s text:c="2"/>else if (value &lt; root-&gt;data)</text:p>
      <text:p text:style-name="P54"><text:s text:c="4"/>{</text:p>
      <text:p text:style-name="P54"><text:s text:c="6"/>root-&gt;left = insert (root-&gt;left, value);</text:p>
      <text:p text:style-name="P54"><text:s text:c="4"/>}</text:p>
      <text:p text:style-name="P54"><text:s text:c="2"/>return root;</text:p>
      <text:p text:style-name="P54">}</text:p>
      <text:p text:style-name="P54"/>
      <text:p text:style-name="P54">void</text:p>
      <text:p text:style-name="P54">inorderTraversal (struct node *root)</text:p>
      <text:p text:style-name="P54">{</text:p>
      <text:p text:style-name="P54"><text:s text:c="2"/>if (root == NULL)</text:p>
      <text:p text:style-name="P54"><text:s text:c="4"/>return;</text:p>
      <text:p text:style-name="P54"><text:s text:c="2"/>inorderTraversal (root-&gt;left);</text:p>
      <text:p text:style-name="P54"><text:s text:c="2"/>printf ("%d -&gt;", root-&gt;data);</text:p>
      <text:p text:style-name="P54"><text:soft-page-break/></text:p>
      <text:p text:style-name="P54"><text:s text:c="2"/>inorderTraversal (root-&gt;right);</text:p>
      <text:p text:style-name="P54">}</text:p>
      <text:p text:style-name="P54"/>
      <text:p text:style-name="P54">void</text:p>
      <text:p text:style-name="P54">preorderTraversal (struct node *root)</text:p>
      <text:p text:style-name="P54">{</text:p>
      <text:p text:style-name="P54"><text:s text:c="2"/>if (root == NULL)</text:p>
      <text:p text:style-name="P54"><text:s text:c="4"/>return;</text:p>
      <text:p text:style-name="P54"><text:s text:c="2"/>printf ("%d -&gt;", root-&gt;data);</text:p>
      <text:p text:style-name="P54"><text:s text:c="2"/>preorderTraversal (root-&gt;left);</text:p>
      <text:p text:style-name="P54"><text:s text:c="2"/>preorderTraversal (root-&gt;right);</text:p>
      <text:p text:style-name="P54">}</text:p>
      <text:p text:style-name="P54"/>
      <text:p text:style-name="P54">void</text:p>
      <text:p text:style-name="P54">postorderTraversal (struct node *root)</text:p>
      <text:p text:style-name="P54">{</text:p>
      <text:p text:style-name="P54"><text:s text:c="2"/>if (root == NULL)</text:p>
      <text:p text:style-name="P54"><text:s text:c="4"/>return;</text:p>
      <text:p text:style-name="P54"><text:s text:c="2"/>postorderTraversal (root-&gt;left);</text:p>
      <text:p text:style-name="P54"><text:s text:c="2"/>postorderTraversal (root-&gt;right);</text:p>
      <text:p text:style-name="P54"><text:s text:c="2"/>printf ("%d -&gt;", root-&gt;data);</text:p>
      <text:p text:style-name="P54">}</text:p>
      <text:p text:style-name="P54"/>
      <text:p text:style-name="P54">struct node *</text:p>
      <text:p text:style-name="P54">search (struct node *root, int key)</text:p>
      <text:p text:style-name="P54">{</text:p>
      <text:p text:style-name="P54"><text:s text:c="2"/>if (root == NULL)</text:p>
      <text:p text:style-name="P54"><text:s text:c="4"/>printf ("\nNot FOUND!\n");</text:p>
      <text:p text:style-name="P54"><text:s text:c="2"/>else if (root-&gt;data == key)</text:p>
      <text:p text:style-name="P54"><text:s text:c="4"/>printf ("\nFOUND!\n");</text:p>
      <text:p text:style-name="P54"><text:s text:c="2"/>else</text:p>
      <text:p text:style-name="P54"><text:s text:c="4"/>{</text:p>
      <text:p text:style-name="P54"><text:s text:c="6"/>if (root-&gt;data &lt; key)</text:p>
      <text:p text:style-name="P54"><text:tab/>return search (root-&gt;right, key);</text:p>
      <text:p text:style-name="P54"><text:s text:c="6"/>return search (root-&gt;left, key);</text:p>
      <text:p text:style-name="P54"><text:s text:c="4"/>}</text:p>
      <text:p text:style-name="P54">}</text:p>
      <text:p text:style-name="P54"/>
      <text:p text:style-name="P54">struct node *</text:p>
      <text:p text:style-name="P54">minValueNode (struct node *node)</text:p>
      <text:p text:style-name="P54">{</text:p>
      <text:p text:style-name="P54"><text:s text:c="2"/>struct node *current = node;</text:p>
      <text:p text:style-name="P54"><text:s text:c="2"/>while (current &amp;&amp; current-&gt;left != NULL)</text:p>
      <text:p text:style-name="P54"><text:s text:c="4"/>current = current-&gt;left;</text:p>
      <text:p text:style-name="P54"><text:s text:c="2"/>return current;</text:p>
      <text:p text:style-name="P54">}</text:p>
      <text:p text:style-name="P54"/>
      <text:p text:style-name="P54">struct node *</text:p>
      <text:p text:style-name="P54">deleteNode (struct node *root, int key)</text:p>
      <text:p text:style-name="P54">{</text:p>
      <text:p text:style-name="P54"><text:s text:c="2"/>if (root == NULL)</text:p>
      <text:p text:style-name="P54"><text:soft-page-break/><text:s text:c="4"/>return root;</text:p>
      <text:p text:style-name="P54"><text:s text:c="2"/>if (key &lt; root-&gt;data)</text:p>
      <text:p text:style-name="P54"><text:s text:c="4"/>root-&gt;left = deleteNode (root-&gt;left, key);</text:p>
      <text:p text:style-name="P54"><text:s text:c="2"/>else if (key &gt; root-&gt;data)</text:p>
      <text:p text:style-name="P54"><text:s text:c="4"/>root-&gt;right = deleteNode (root-&gt;right, key);</text:p>
      <text:p text:style-name="P54"><text:s text:c="2"/>else</text:p>
      <text:p text:style-name="P54"><text:s text:c="4"/>{</text:p>
      <text:p text:style-name="P54"><text:s text:c="6"/>if (root-&gt;left == NULL)</text:p>
      <text:p text:style-name="P54"><text:tab/>{</text:p>
      <text:p text:style-name="P54"><text:tab/> <text:s/>struct node *temp = root-&gt;right;</text:p>
      <text:p text:style-name="P54"><text:tab/> <text:s/>free (root);</text:p>
      <text:p text:style-name="P54"><text:tab/> <text:s/>return temp;</text:p>
      <text:p text:style-name="P54"><text:tab/>}</text:p>
      <text:p text:style-name="P54"><text:s text:c="6"/>else if (root-&gt;right == NULL)</text:p>
      <text:p text:style-name="P54"><text:tab/>{</text:p>
      <text:p text:style-name="P54"><text:tab/> <text:s/>struct node *temp = root-&gt;left;</text:p>
      <text:p text:style-name="P54"><text:tab/> <text:s/>free (root);</text:p>
      <text:p text:style-name="P54"><text:tab/> <text:s/>return temp;</text:p>
      <text:p text:style-name="P54"><text:tab/>}</text:p>
      <text:p text:style-name="P54"><text:s text:c="6"/>struct node *temp = minValueNode (root-&gt;right);</text:p>
      <text:p text:style-name="P54"><text:s text:c="6"/>root-&gt;data = temp-&gt;data;</text:p>
      <text:p text:style-name="P54"><text:s text:c="6"/>root-&gt;right = deleteNode (root-&gt;right, temp-&gt;data);</text:p>
      <text:p text:style-name="P54"><text:s text:c="4"/>}</text:p>
      <text:p text:style-name="P54"><text:s text:c="2"/>return root;</text:p>
      <text:p text:style-name="P54">}</text:p>
      <text:p text:style-name="P54"/>
      <text:p text:style-name="P54">void</text:p>
      <text:p text:style-name="P54">main ()</text:p>
      <text:p text:style-name="P54">{</text:p>
      <text:p text:style-name="P54"><text:s text:c="2"/>int opt;</text:p>
      <text:p text:style-name="P54"><text:s text:c="2"/>int value, searchv, key;</text:p>
      <text:p text:style-name="P54"><text:s text:c="2"/>do</text:p>
      <text:p text:style-name="P54"><text:s text:c="4"/>{</text:p>
      <text:p text:style-name="P54"><text:s text:c="6"/>printf ("\n1)Create Root Node \n2)Insert Node\n3)Search\n");</text:p>
      <text:p text:style-name="P54"><text:s text:c="6"/>printf</text:p>
      <text:p text:style-name="P54"><text:tab/>("4)inorderTraversal \n5)preorderTraversal \n6)postorderTraversal \n7)Delete \n8)Quit \n");</text:p>
      <text:p text:style-name="P54"><text:s text:c="6"/>printf ("Choose Option :: ");</text:p>
      <text:p text:style-name="P54"><text:s text:c="6"/>scanf ("%d", &amp;opt);</text:p>
      <text:p text:style-name="P54"><text:s text:c="6"/>switch (opt)</text:p>
      <text:p text:style-name="P54"><text:tab/>{</text:p>
      <text:p text:style-name="P54"><text:tab/>case 1:</text:p>
      <text:p text:style-name="P54"><text:tab/> <text:s/>printf ("\nEnter a number : ");</text:p>
      <text:p text:style-name="P54"><text:tab/> <text:s/>scanf ("%d", &amp;value);</text:p>
      <text:p text:style-name="P54"><text:tab/> <text:s/>root = newNode (value);</text:p>
      <text:p text:style-name="P54"><text:tab/> <text:s/>break;</text:p>
      <text:p text:style-name="P54"><text:tab/>case 2:</text:p>
      <text:p text:style-name="P54"><text:tab/> <text:s/>printf ("\nEnter a number : ");</text:p>
      <text:p text:style-name="P54"><text:tab/> <text:s/>scanf ("%d", &amp;value);</text:p>
      <text:p text:style-name="P54"><text:tab/> <text:s/>root = insert (root, value);</text:p>
      <text:p text:style-name="P54"><text:tab/> <text:s/>break;</text:p>
      <text:p text:style-name="P54"><text:tab/>case 3:</text:p>
      <text:p text:style-name="P54"><text:tab/> <text:s/>printf ("\nEnter a number : ");</text:p>
      <text:p text:style-name="P54"><text:soft-page-break/><text:tab/> <text:s/>scanf ("%d", &amp;searchv);</text:p>
      <text:p text:style-name="P54"><text:tab/> <text:s/>search (root, searchv);</text:p>
      <text:p text:style-name="P54"><text:tab/> <text:s/>break;</text:p>
      <text:p text:style-name="P54"><text:tab/>case 4:</text:p>
      <text:p text:style-name="P54"><text:tab/> <text:s/>printf ("\n..................................\n");</text:p>
      <text:p text:style-name="P54"><text:tab/> <text:s/>inorderTraversal (root);</text:p>
      <text:p text:style-name="P54"><text:tab/> <text:s/>printf ("\n..................................\n");</text:p>
      <text:p text:style-name="P54"><text:tab/> <text:s/>break;</text:p>
      <text:p text:style-name="P54"><text:tab/>case 5:</text:p>
      <text:p text:style-name="P54"><text:tab/> <text:s/>printf ("\n..................................\n");</text:p>
      <text:p text:style-name="P54"><text:tab/> <text:s/>preorderTraversal (root);</text:p>
      <text:p text:style-name="P54"><text:tab/> <text:s/>printf ("\n..................................\n");</text:p>
      <text:p text:style-name="P54"><text:tab/> <text:s/>break;</text:p>
      <text:p text:style-name="P54"><text:tab/>case 6:</text:p>
      <text:p text:style-name="P54"><text:tab/> <text:s/>printf ("\n..................................\n");</text:p>
      <text:p text:style-name="P54"><text:tab/> <text:s/>postorderTraversal (root);</text:p>
      <text:p text:style-name="P54"><text:tab/> <text:s/>printf ("\n..................................\n");</text:p>
      <text:p text:style-name="P54"><text:tab/> <text:s/>break;</text:p>
      <text:p text:style-name="P54"><text:tab/>case 7:</text:p>
      <text:p text:style-name="P54"><text:tab/> <text:s/>printf ("\nEnter a number to be deleted : ");</text:p>
      <text:p text:style-name="P54"><text:tab/> <text:s/>scanf ("%d", &amp;key);</text:p>
      <text:p text:style-name="P54"><text:tab/> <text:s/>deleteNode (root, key);</text:p>
      <text:p text:style-name="P54"><text:tab/> <text:s/>break;</text:p>
      <text:p text:style-name="P54"><text:tab/>defualt:</text:p>
      <text:p text:style-name="P54"><text:tab/> <text:s/>printf ("Invalid option!");</text:p>
      <text:p text:style-name="P54"><text:tab/>}</text:p>
      <text:p text:style-name="P54"><text:s text:c="4"/>}</text:p>
      <text:p text:style-name="P54"><text:s text:c="2"/>while (opt != 8);</text:p>
      <text:p text:style-name="P54">}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0"><text:soft-page-break/>OUTPUT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1</text:p>
      <text:p text:style-name="P54"/>
      <text:p text:style-name="P54">Enter a number : 6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2</text:p>
      <text:p text:style-name="P54"/>
      <text:p text:style-name="P54">Enter a number : 5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2</text:p>
      <text:p text:style-name="P54"/>
      <text:p text:style-name="P54">Enter a number : 4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2</text:p>
      <text:p text:style-name="P54"/>
      <text:p text:style-name="P54">Enter a number : 9</text:p>
      <text:p text:style-name="P54"/>
      <text:p text:style-name="P54">1)Create Root Node </text:p>
      <text:p text:style-name="P54">2)Insert Node</text:p>
      <text:p text:style-name="P54"><text:soft-page-break/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et </text:p>
      <text:p text:style-name="P54">Choose Option :: 2</text:p>
      <text:p text:style-name="P54"/>
      <text:p text:style-name="P54">Enter a number : 2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3</text:p>
      <text:p text:style-name="P54"/>
      <text:p text:style-name="P54">Enter a number : 6</text:p>
      <text:p text:style-name="P54"/>
      <text:p text:style-name="P54">FOUND!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4</text:p>
      <text:p text:style-name="P54"/>
      <text:p text:style-name="P54">..................................</text:p>
      <text:p text:style-name="P54">2 -&gt;4 -&gt;5 -&gt;6 -&gt;9 -&gt;</text:p>
      <text:p text:style-name="P54">..................................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5</text:p>
      <text:p text:style-name="P54"/>
      <text:p text:style-name="P54">..................................</text:p>
      <text:p text:style-name="P54">6 -&gt;5 -&gt;4 -&gt;2 -&gt;9 -&gt;</text:p>
      <text:p text:style-name="P54">..................................</text:p>
      <text:p text:style-name="P54"/>
      <text:p text:style-name="P54"><text:soft-page-break/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6</text:p>
      <text:p text:style-name="P54"/>
      <text:p text:style-name="P54">..................................</text:p>
      <text:p text:style-name="P54">2 -&gt;4 -&gt;5 -&gt;9 -&gt;6 -&gt;</text:p>
      <text:p text:style-name="P54">..................................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7</text:p>
      <text:p text:style-name="P54"/>
      <text:p text:style-name="P54">Enter a number to be deleted : 9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4</text:p>
      <text:p text:style-name="P54"/>
      <text:p text:style-name="P54">..................................</text:p>
      <text:p text:style-name="P54">2 -&gt;4 -&gt;5 -&gt;6 -&gt;</text:p>
      <text:p text:style-name="P54">..................................</text:p>
      <text:p text:style-name="P54"/>
      <text:p text:style-name="P54">1)Create Root Node </text:p>
      <text:p text:style-name="P54">2)Insert Node</text:p>
      <text:p text:style-name="P54">3)Search</text:p>
      <text:p text:style-name="P54">4)inorderTraversal </text:p>
      <text:p text:style-name="P54">5)preorderTraversal </text:p>
      <text:p text:style-name="P54">6)postorderTraversal </text:p>
      <text:p text:style-name="P54">7)Delete </text:p>
      <text:p text:style-name="P54">8)Quit </text:p>
      <text:p text:style-name="P54">Choose Option :: 8</text:p>
      <text:p text:style-name="P54"/>
      <text:p text:style-name="P54"/>
      <text:p text:style-name="P54"/>
      <text:p text:style-name="P34"><text:soft-page-break/>PROGRAM <text:span text:style-name="T11">NO : </text:span>10</text:p>
      <text:p text:style-name="P34">AIM : PROGRAM TO IMPLEMENT DATA STRUCTURE AND SET OPERATIONS(UNION,INSERTION AND DIFFERANCE)USING BIT STRING</text:p>
      <text:p text:style-name="P34"/>
      <text:p text:style-name="P55">#include&lt;stdio.h&gt;</text:p>
      <text:p text:style-name="P55">int u[10], a[10], b[10], n;</text:p>
      <text:p text:style-name="P55">void</text:p>
      <text:p text:style-name="P55">display (int x[])</text:p>
      <text:p text:style-name="P55">{</text:p>
      <text:p text:style-name="P55"><text:s text:c="2"/>int i;</text:p>
      <text:p text:style-name="P55"><text:s text:c="2"/>printf ("{");</text:p>
      <text:p text:style-name="P55"><text:s text:c="2"/>for (i = 0; i &lt; n; i++)</text:p>
      <text:p text:style-name="P55"><text:s text:c="4"/>printf ("%d,", x[i]);</text:p>
      <text:p text:style-name="P55"><text:s text:c="2"/>printf ("}");</text:p>
      <text:p text:style-name="P55">}</text:p>
      <text:p text:style-name="P55"/>
      <text:p text:style-name="P55">void</text:p>
      <text:p text:style-name="P55">bitdis (int x[])</text:p>
      <text:p text:style-name="P55">{</text:p>
      <text:p text:style-name="P55"><text:s text:c="2"/>int i;</text:p>
      <text:p text:style-name="P55"><text:s text:c="2"/>printf ("{");</text:p>
      <text:p text:style-name="P55"><text:s text:c="2"/>for (i = 0; i &lt; n; i++)</text:p>
      <text:p text:style-name="P55"><text:s text:c="4"/>{</text:p>
      <text:p text:style-name="P55"><text:s text:c="6"/>if (x[i] == 1)</text:p>
      <text:p text:style-name="P55"><text:tab/>printf ("%d,", u[i]);</text:p>
      <text:p text:style-name="P55"><text:s text:c="4"/>}</text:p>
      <text:p text:style-name="P55"><text:s text:c="2"/>printf ("}");</text:p>
      <text:p text:style-name="P55">}</text:p>
      <text:p text:style-name="P55"/>
      <text:p text:style-name="P55">int</text:p>
      <text:p text:style-name="P55">pos (int x)</text:p>
      <text:p text:style-name="P55">{</text:p>
      <text:p text:style-name="P55"><text:s text:c="2"/>int i, f = -1;</text:p>
      <text:p text:style-name="P55"><text:s text:c="2"/>for (i = 0; i &lt; n; i++)</text:p>
      <text:p text:style-name="P55"><text:s text:c="4"/>{</text:p>
      <text:p text:style-name="P55"><text:s text:c="6"/>if (u[i] == x)</text:p>
      <text:p text:style-name="P55"><text:tab/>f = i;</text:p>
      <text:p text:style-name="P55"><text:s text:c="4"/>}</text:p>
      <text:p text:style-name="P55"><text:s text:c="2"/>return f;</text:p>
      <text:p text:style-name="P55">}</text:p>
      <text:p text:style-name="P55"/>
      <text:p text:style-name="P55">void</text:p>
      <text:p text:style-name="P55">setunion ()</text:p>
      <text:p text:style-name="P55">{</text:p>
      <text:p text:style-name="P55"><text:s text:c="2"/>int i;</text:p>
      <text:p text:style-name="P55"><text:s text:c="2"/>printf ("\nUnion : {");</text:p>
      <text:p text:style-name="P55"><text:s text:c="2"/>for (i = 0; i &lt; n; i++)</text:p>
      <text:p text:style-name="P55"><text:s text:c="4"/>{</text:p>
      <text:p text:style-name="P55"><text:s text:c="6"/>if (a[i] | b[i] == 1)</text:p>
      <text:p text:style-name="P55"><text:tab/>printf ("%d,", u[i]);</text:p>
      <text:p text:style-name="P55"><text:soft-page-break/><text:s text:c="4"/>}</text:p>
      <text:p text:style-name="P55"><text:s text:c="2"/>printf ("}");</text:p>
      <text:p text:style-name="P55">}</text:p>
      <text:p text:style-name="P55"/>
      <text:p text:style-name="P55">void</text:p>
      <text:p text:style-name="P55">intersect ()</text:p>
      <text:p text:style-name="P55">{</text:p>
      <text:p text:style-name="P55"><text:s text:c="2"/>int i;</text:p>
      <text:p text:style-name="P55"><text:s text:c="2"/>printf ("\nIntersection : {");</text:p>
      <text:p text:style-name="P55"><text:s text:c="2"/>for (i = 0; i &lt; n; i++)</text:p>
      <text:p text:style-name="P55"><text:s text:c="4"/>{</text:p>
      <text:p text:style-name="P55"><text:s text:c="6"/>if (a[i] &amp; b[i] == 1)</text:p>
      <text:p text:style-name="P55"><text:tab/>printf ("%d,", u[i]);</text:p>
      <text:p text:style-name="P55"><text:s text:c="4"/>}</text:p>
      <text:p text:style-name="P55"><text:s text:c="2"/>printf ("}");</text:p>
      <text:p text:style-name="P55">}</text:p>
      <text:p text:style-name="P55"/>
      <text:p text:style-name="P55">void</text:p>
      <text:p text:style-name="P55">setdiff ()</text:p>
      <text:p text:style-name="P55">{</text:p>
      <text:p text:style-name="P55"><text:s text:c="2"/>int i;</text:p>
      <text:p text:style-name="P55"><text:s text:c="2"/>printf ("\nDifference : {");</text:p>
      <text:p text:style-name="P55"><text:s text:c="2"/>for (i = 0; i &lt; n; i++)</text:p>
      <text:p text:style-name="P55"><text:s text:c="4"/>{</text:p>
      <text:p text:style-name="P55"><text:s text:c="6"/>if (a[i] &amp; (!b[i]) == 1)</text:p>
      <text:p text:style-name="P55"><text:tab/>printf ("%d,", u[i]);</text:p>
      <text:p text:style-name="P55"><text:s text:c="4"/>}</text:p>
      <text:p text:style-name="P55"><text:s text:c="2"/>printf ("}");</text:p>
      <text:p text:style-name="P55">}</text:p>
      <text:p text:style-name="P55"/>
      <text:p text:style-name="P55">void</text:p>
      <text:p text:style-name="P55">main ()</text:p>
      <text:p text:style-name="P55">{</text:p>
      <text:p text:style-name="P55"><text:s text:c="2"/>int i, p, x;</text:p>
      <text:p text:style-name="P55"><text:s text:c="2"/>printf ("Enter size of universal set : ");</text:p>
      <text:p text:style-name="P55"><text:s text:c="2"/>scanf ("%d", &amp;n);</text:p>
      <text:p text:style-name="P55"><text:s text:c="2"/>printf ("Enter elements : ");</text:p>
      <text:p text:style-name="P55"><text:s text:c="2"/>for (i = 0; i &lt; n; i++)</text:p>
      <text:p text:style-name="P55"><text:s text:c="4"/>{</text:p>
      <text:p text:style-name="P55"><text:s text:c="6"/>scanf ("%d", &amp;u[i]);</text:p>
      <text:p text:style-name="P55"><text:s text:c="6"/>a[i] = b[i] = 0;</text:p>
      <text:p text:style-name="P55"><text:s text:c="4"/>}</text:p>
      <text:p text:style-name="P55"><text:s text:c="2"/>printf ("\nEnter size of set 1 : ");</text:p>
      <text:p text:style-name="P55"><text:s text:c="2"/>scanf ("%d", &amp;p);</text:p>
      <text:p text:style-name="P55"><text:s text:c="2"/>printf ("\nEnter elements : ");</text:p>
      <text:p text:style-name="P55"><text:s text:c="2"/>for (i = 0; i &lt; p; i++)</text:p>
      <text:p text:style-name="P55"><text:s text:c="4"/>{</text:p>
      <text:p text:style-name="P55"><text:s text:c="6"/>scanf ("%d", &amp;x);</text:p>
      <text:p text:style-name="P55"><text:s text:c="6"/>if (pos (x) != -1)</text:p>
      <text:p text:style-name="P55"><text:tab/>a[pos (x)] = 1;</text:p>
      <text:p text:style-name="P55"><text:s text:c="4"/>}</text:p>
      <text:p text:style-name="P55"><text:s text:c="2"/>printf ("\nEnter size of set 2 : ");</text:p>
      <text:p text:style-name="P55"><text:soft-page-break/><text:s text:c="2"/>scanf ("%d", &amp;p);</text:p>
      <text:p text:style-name="P55"><text:s text:c="2"/>printf ("\nEnter elements : ");</text:p>
      <text:p text:style-name="P55"><text:s text:c="2"/>for (i = 0; i &lt; p; i++)</text:p>
      <text:p text:style-name="P55"><text:s text:c="4"/>{</text:p>
      <text:p text:style-name="P55"><text:s text:c="6"/>scanf ("%d", &amp;x);</text:p>
      <text:p text:style-name="P55"><text:s text:c="6"/>if (pos (x) != -1)</text:p>
      <text:p text:style-name="P55"><text:tab/>b[pos (x)] = 1;</text:p>
      <text:p text:style-name="P55"><text:s text:c="4"/>}</text:p>
      <text:p text:style-name="P55"><text:s text:c="2"/>printf ("\nUniversal set : ");</text:p>
      <text:p text:style-name="P55"><text:s text:c="2"/>display (u);</text:p>
      <text:p text:style-name="P55"><text:s text:c="2"/>printf ("\nSet 1 bit string : ");</text:p>
      <text:p text:style-name="P55"><text:s text:c="2"/>display (a);</text:p>
      <text:p text:style-name="P55"><text:s text:c="2"/>printf ("\nSet 2 bit string : ");</text:p>
      <text:p text:style-name="P55"><text:s text:c="2"/>display (b);</text:p>
      <text:p text:style-name="P55"><text:s text:c="2"/>printf ("\nSet 1 : ");</text:p>
      <text:p text:style-name="P55"><text:s text:c="2"/>bitdis (a);</text:p>
      <text:p text:style-name="P55"><text:s text:c="2"/>printf ("\nSet 2 : ");</text:p>
      <text:p text:style-name="P55"><text:s text:c="2"/>bitdis (b);</text:p>
      <text:p text:style-name="P55"><text:s text:c="2"/>setunion ();</text:p>
      <text:p text:style-name="P55"><text:s text:c="2"/>intersect ();</text:p>
      <text:p text:style-name="P55"><text:s text:c="2"/>setdiff ();</text:p>
      <text:p text:style-name="P55">}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1"><text:soft-page-break/>OUTPUT</text:p>
      <text:p text:style-name="P56"/>
      <text:p text:style-name="P57">Enter size of universal set : 10</text:p>
      <text:p text:style-name="P57">Enter elements : 1</text:p>
      <text:p text:style-name="P57">2</text:p>
      <text:p text:style-name="P57">3</text:p>
      <text:p text:style-name="P57">4</text:p>
      <text:p text:style-name="P57">5</text:p>
      <text:p text:style-name="P57">6</text:p>
      <text:p text:style-name="P57">7</text:p>
      <text:p text:style-name="P57">8</text:p>
      <text:p text:style-name="P57">9</text:p>
      <text:p text:style-name="P57">10</text:p>
      <text:p text:style-name="P57"/>
      <text:p text:style-name="P57">Enter size of set 1 : 3</text:p>
      <text:p text:style-name="P57"/>
      <text:p text:style-name="P57">Enter elements : 3</text:p>
      <text:p text:style-name="P57">4</text:p>
      <text:p text:style-name="P57">6</text:p>
      <text:p text:style-name="P57"/>
      <text:p text:style-name="P57">Enter size of set 2 : 3</text:p>
      <text:p text:style-name="P57"/>
      <text:p text:style-name="P57">Enter elements : 3</text:p>
      <text:p text:style-name="P57">5</text:p>
      <text:p text:style-name="P57">8</text:p>
      <text:p text:style-name="P57"/>
      <text:p text:style-name="P57">Universal set : {1,2,3,4,5,6,7,8,9,10,}</text:p>
      <text:p text:style-name="P57"/>
      <text:p text:style-name="P57">Set 1 bit string : {0,0,1,1,0,1,0,0,0,0,}</text:p>
      <text:p text:style-name="P57"/>
      <text:p text:style-name="P57">Set 2 bit string : {0,0,1,0,1,0,0,1,0,0,}</text:p>
      <text:p text:style-name="P57"/>
      <text:p text:style-name="P57">Set 1 : {3,4,6,}</text:p>
      <text:p text:style-name="P57"/>
      <text:p text:style-name="P57">Set 2 : {3,5,8,}</text:p>
      <text:p text:style-name="P57"/>
      <text:p text:style-name="P57">Union : {3,4,5,6,8,}</text:p>
      <text:p text:style-name="P57"/>
      <text:p text:style-name="P57">Intersection : {3,}</text:p>
      <text:p text:style-name="P57"/>
      <text:p text:style-name="P57">Difference : {4,6,}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2"><text:soft-page-break/>PROGRAM NO : 11</text:p>
      <text:p text:style-name="P42">AIM : PROGRAM TO IMPLEMENT DISJOINT SETS AND THE ASSOCIATED OPERATIONS(CREATE,UNION,FIND)</text:p>
      <text:p text:style-name="P42"/>
      <text:p text:style-name="P58">#include&lt;stdio.h&gt;</text:p>
      <text:p text:style-name="P58">#include&lt;stdlib.h&gt;</text:p>
      <text:p text:style-name="P58">struct node</text:p>
      <text:p text:style-name="P58">{</text:p>
      <text:p text:style-name="P58"><text:s text:c="2"/>struct node *rep;</text:p>
      <text:p text:style-name="P58"><text:s text:c="2"/>struct node *next;</text:p>
      <text:p text:style-name="P58"><text:s text:c="2"/>int data;</text:p>
      <text:p text:style-name="P58">} *heads[50], *tails[50];</text:p>
      <text:p text:style-name="P58">static int countroot = 0;</text:p>
      <text:p text:style-name="P58">void</text:p>
      <text:p text:style-name="P58">makeset (int x)</text:p>
      <text:p text:style-name="P58">{</text:p>
      <text:p text:style-name="P58"><text:s text:c="2"/>struct node *new = (struct node *) malloc (sizeof (struct node));</text:p>
      <text:p text:style-name="P58"><text:s text:c="2"/>new-&gt;rep = new;</text:p>
      <text:p text:style-name="P58"><text:s text:c="2"/>new-&gt;next = NULL;</text:p>
      <text:p text:style-name="P58"><text:s text:c="2"/>new-&gt;data = x;</text:p>
      <text:p text:style-name="P58"><text:s text:c="2"/>heads[countroot] = new;</text:p>
      <text:p text:style-name="P58"><text:s text:c="2"/>tails[countroot++] = new;</text:p>
      <text:p text:style-name="P58">}</text:p>
      <text:p text:style-name="P58"/>
      <text:p text:style-name="P58">struct node *</text:p>
      <text:p text:style-name="P58">find (int a)</text:p>
      <text:p text:style-name="P58">{</text:p>
      <text:p text:style-name="P58"><text:s text:c="2"/>int i;</text:p>
      <text:p text:style-name="P58"><text:s text:c="2"/>struct node *tmp = (struct node *) malloc (sizeof (struct node));</text:p>
      <text:p text:style-name="P58"><text:s text:c="2"/>for (i = 0; i &lt; countroot; i++)</text:p>
      <text:p text:style-name="P58"><text:s text:c="4"/>{</text:p>
      <text:p text:style-name="P58"><text:s text:c="6"/>tmp = heads[i];</text:p>
      <text:p text:style-name="P58"><text:s text:c="6"/>while (tmp != NULL)</text:p>
      <text:p text:style-name="P58"><text:tab/>{</text:p>
      <text:p text:style-name="P58"><text:tab/> <text:s/>if (tmp-&gt;data == a)</text:p>
      <text:p text:style-name="P58"><text:tab/> <text:s text:c="3"/>return tmp-&gt;rep;</text:p>
      <text:p text:style-name="P58"><text:tab/> <text:s/>tmp = tmp-&gt;next;</text:p>
      <text:p text:style-name="P58"><text:tab/>}</text:p>
      <text:p text:style-name="P58"><text:s text:c="4"/>}</text:p>
      <text:p text:style-name="P58"><text:s text:c="2"/>return NULL;</text:p>
      <text:p text:style-name="P58">}</text:p>
      <text:p text:style-name="P58"/>
      <text:p text:style-name="P58">void</text:p>
      <text:p text:style-name="P58">unionsets (int a, int b)</text:p>
      <text:p text:style-name="P58">{</text:p>
      <text:p text:style-name="P58"><text:s text:c="2"/>int i, pos, flag = 0, j;</text:p>
      <text:p text:style-name="P58"><text:s text:c="2"/>struct node *tail2 = (struct node *) malloc (sizeof (struct node));</text:p>
      <text:p text:style-name="P58"><text:s text:c="2"/>struct node *rep1 = find (a);</text:p>
      <text:p text:style-name="P58"><text:s text:c="2"/>struct node *rep2 = find (b);</text:p>
      <text:p text:style-name="P58"><text:s text:c="2"/>if (rep1 == NULL || rep2 == NULL)</text:p>
      <text:p text:style-name="P58"><text:s text:c="4"/>{</text:p>
      <text:p text:style-name="P58"><text:s text:c="6"/>printf ("\nNot present");</text:p>
      <text:p text:style-name="P58"><text:soft-page-break/><text:s text:c="6"/>return;</text:p>
      <text:p text:style-name="P58"><text:s text:c="4"/>}</text:p>
      <text:p text:style-name="P58"><text:s text:c="2"/>if (rep1 != rep2)</text:p>
      <text:p text:style-name="P58"><text:s text:c="4"/>{</text:p>
      <text:p text:style-name="P58"><text:s text:c="6"/>for (j = 0; j &lt; countroot; j++)</text:p>
      <text:p text:style-name="P58"><text:tab/>{</text:p>
      <text:p text:style-name="P58"><text:tab/> <text:s/>if (heads[j] == rep2)</text:p>
      <text:p text:style-name="P58"><text:tab/> <text:s text:c="3"/>{</text:p>
      <text:p text:style-name="P58"><text:tab/> <text:s text:c="5"/>pos = j;</text:p>
      <text:p text:style-name="P58"><text:tab/> <text:s text:c="5"/>flag = 1;</text:p>
      <text:p text:style-name="P58"><text:tab/> <text:s text:c="5"/>countroot -= 1;</text:p>
      <text:p text:style-name="P58"><text:tab/> <text:s text:c="5"/>tail2 = tails[j];</text:p>
      <text:p text:style-name="P58"><text:tab/> <text:s text:c="5"/>for (i = pos; i &lt; countroot; i++)</text:p>
      <text:p text:style-name="P58"><text:tab/><text:tab/>{</text:p>
      <text:p text:style-name="P58"><text:tab/><text:tab/> <text:s/>heads[i] = heads[i + 1];</text:p>
      <text:p text:style-name="P58"><text:tab/><text:tab/> <text:s/>tails[i] = tails[i + 1];</text:p>
      <text:p text:style-name="P58"><text:tab/><text:tab/>}</text:p>
      <text:p text:style-name="P58"><text:tab/> <text:s text:c="3"/>}</text:p>
      <text:p text:style-name="P58"><text:tab/> <text:s/>if (flag == 1)</text:p>
      <text:p text:style-name="P58"><text:tab/> <text:s text:c="3"/>break;</text:p>
      <text:p text:style-name="P58"><text:tab/>}</text:p>
      <text:p text:style-name="P58"><text:s text:c="6"/>for (j = 0; j &lt; countroot; j++)</text:p>
      <text:p text:style-name="P58"><text:tab/>{</text:p>
      <text:p text:style-name="P58"><text:tab/> <text:s/>if (heads[j] == rep1)</text:p>
      <text:p text:style-name="P58"><text:tab/> <text:s text:c="3"/>{</text:p>
      <text:p text:style-name="P58"><text:tab/> <text:s text:c="5"/>tails[j]-&gt;next = rep2;</text:p>
      <text:p text:style-name="P58"><text:tab/> <text:s text:c="5"/>tails[j] = tail2;</text:p>
      <text:p text:style-name="P58"><text:tab/> <text:s text:c="5"/>break;</text:p>
      <text:p text:style-name="P58"><text:tab/> <text:s text:c="3"/>}</text:p>
      <text:p text:style-name="P58"><text:tab/>}</text:p>
      <text:p text:style-name="P58"><text:s text:c="6"/>while (rep2 != NULL)</text:p>
      <text:p text:style-name="P58"><text:tab/>{</text:p>
      <text:p text:style-name="P58"><text:tab/> <text:s/>rep2-&gt;rep = rep1;</text:p>
      <text:p text:style-name="P58"><text:tab/> <text:s/>rep2 = rep2-&gt;next;</text:p>
      <text:p text:style-name="P58"><text:tab/>}</text:p>
      <text:p text:style-name="P58"><text:s text:c="4"/>}</text:p>
      <text:p text:style-name="P58">}</text:p>
      <text:p text:style-name="P58"/>
      <text:p text:style-name="P58">int</text:p>
      <text:p text:style-name="P58">search (int x)</text:p>
      <text:p text:style-name="P58">{</text:p>
      <text:p text:style-name="P58"><text:s text:c="2"/>int i;</text:p>
      <text:p text:style-name="P58"><text:s text:c="2"/>struct node *tmp = (struct node *) malloc (sizeof (struct node));</text:p>
      <text:p text:style-name="P58"><text:s text:c="2"/>for (i = 0; i &lt; countroot; i++)</text:p>
      <text:p text:style-name="P58"><text:s text:c="4"/>{</text:p>
      <text:p text:style-name="P58"><text:s text:c="6"/>tmp = heads[i];</text:p>
      <text:p text:style-name="P58"><text:s text:c="6"/>if (heads[i]-&gt;data == x)</text:p>
      <text:p text:style-name="P58"><text:tab/>return 1;</text:p>
      <text:p text:style-name="P58"><text:s text:c="6"/>while (tmp != NULL)</text:p>
      <text:p text:style-name="P58"><text:tab/>{</text:p>
      <text:p text:style-name="P58"><text:tab/> <text:s/>if (tmp-&gt;data == x)</text:p>
      <text:p text:style-name="P58"><text:tab/> <text:s text:c="3"/>return 1;</text:p>
      <text:p text:style-name="P58"><text:soft-page-break/><text:tab/> <text:s/>tmp = tmp-&gt;next;</text:p>
      <text:p text:style-name="P58"><text:tab/>}</text:p>
      <text:p text:style-name="P58"><text:s text:c="4"/>}</text:p>
      <text:p text:style-name="P58"><text:s text:c="2"/>return 0;</text:p>
      <text:p text:style-name="P58">}</text:p>
      <text:p text:style-name="P58"/>
      <text:p text:style-name="P58">void</text:p>
      <text:p text:style-name="P58">main ()</text:p>
      <text:p text:style-name="P58">{</text:p>
      <text:p text:style-name="P58"><text:s text:c="2"/>int c, x, y, i;</text:p>
      <text:p text:style-name="P58"><text:s text:c="2"/>struct node *rep = (struct node *) malloc (sizeof (struct node));</text:p>
      <text:p text:style-name="P58"><text:s text:c="2"/>while (1)</text:p>
      <text:p text:style-name="P58"><text:s text:c="4"/>{</text:p>
      <text:p text:style-name="P58"><text:s text:c="6"/>printf ("\n\n1:Make Set");</text:p>
      <text:p text:style-name="P58"><text:s text:c="6"/>printf ("\n2:Display set Representatives");</text:p>
      <text:p text:style-name="P58"><text:s text:c="6"/>printf ("\n3:Union");</text:p>
      <text:p text:style-name="P58"><text:s text:c="6"/>printf ("\n4:Find Set");</text:p>
      <text:p text:style-name="P58"><text:s text:c="6"/>printf ("\n5:Exit");</text:p>
      <text:p text:style-name="P58"><text:s text:c="6"/>printf ("\nEnter your choice : ");</text:p>
      <text:p text:style-name="P58"><text:s text:c="6"/>scanf ("%d", &amp;c);</text:p>
      <text:p text:style-name="P58"><text:s text:c="6"/>switch (c)</text:p>
      <text:p text:style-name="P58"><text:tab/>{</text:p>
      <text:p text:style-name="P58"><text:tab/>case 1:</text:p>
      <text:p text:style-name="P58"><text:tab/> <text:s/>printf ("Enter element : ");</text:p>
      <text:p text:style-name="P58"><text:tab/> <text:s/>scanf ("%d", &amp;x);</text:p>
      <text:p text:style-name="P58"><text:tab/> <text:s/>if (search (x) == 1)</text:p>
      <text:p text:style-name="P58"><text:tab/> <text:s text:c="3"/>printf ("\nElement already present");</text:p>
      <text:p text:style-name="P58"><text:tab/> <text:s/>else</text:p>
      <text:p text:style-name="P58"><text:tab/> <text:s text:c="3"/>makeset (x);</text:p>
      <text:p text:style-name="P58"><text:tab/> <text:s/>break;</text:p>
      <text:p text:style-name="P58"><text:tab/>case 2:</text:p>
      <text:p text:style-name="P58"><text:tab/> <text:s/>printf ("The sets are\n");</text:p>
      <text:p text:style-name="P58"><text:tab/> <text:s/>for (i = 0; i &lt; countroot; i++)</text:p>
      <text:p text:style-name="P58"><text:tab/> <text:s text:c="3"/>printf ("%d ", heads[i]-&gt;data);</text:p>
      <text:p text:style-name="P58"><text:tab/> <text:s/>break;</text:p>
      <text:p text:style-name="P58"><text:tab/>case 3:</text:p>
      <text:p text:style-name="P58"><text:tab/> <text:s/>printf ("enter the two sets to union\n");</text:p>
      <text:p text:style-name="P58"><text:tab/> <text:s/>printf ("Enter first set : ");</text:p>
      <text:p text:style-name="P58"><text:tab/> <text:s/>scanf ("%d", &amp;x);</text:p>
      <text:p text:style-name="P58"><text:tab/> <text:s/>printf ("Enter second set : ");</text:p>
      <text:p text:style-name="P58"><text:tab/> <text:s/>scanf ("%d", &amp;y);</text:p>
      <text:p text:style-name="P58"><text:tab/> <text:s/>unionsets (x, y);</text:p>
      <text:p text:style-name="P58"><text:tab/> <text:s/>break;</text:p>
      <text:p text:style-name="P58"><text:tab/>case 4:</text:p>
      <text:p text:style-name="P58"><text:tab/> <text:s/>printf ("Enter the value to find : ");</text:p>
      <text:p text:style-name="P58"><text:tab/> <text:s/>scanf ("%d", &amp;x);</text:p>
      <text:p text:style-name="P58"><text:tab/> <text:s/>rep = find (x);</text:p>
      <text:p text:style-name="P58"><text:tab/> <text:s/>if (rep == NULL)</text:p>
      <text:p text:style-name="P58"><text:tab/> <text:s text:c="3"/>printf ("\nNot present");</text:p>
      <text:p text:style-name="P58"><text:tab/> <text:s/>else</text:p>
      <text:p text:style-name="P58"><text:tab/> <text:s text:c="3"/>printf ("\nValue %d is in set %d", x, rep-&gt;data);</text:p>
      <text:p text:style-name="P58"><text:tab/> <text:s/>break;</text:p>
      <text:p text:style-name="P58"><text:soft-page-break/><text:tab/>case 5:</text:p>
      <text:p text:style-name="P58"><text:tab/> <text:s/>printf ("\nPress any key to exit...");</text:p>
      <text:p text:style-name="P58"><text:tab/> <text:s/>exit (0);</text:p>
      <text:p text:style-name="P58"><text:tab/> <text:s/>break;</text:p>
      <text:p text:style-name="P58"><text:tab/>default:</text:p>
      <text:p text:style-name="P58"><text:tab/> <text:s/>printf ("Invalid choice");</text:p>
      <text:p text:style-name="P58"><text:tab/>}</text:p>
      <text:p text:style-name="P58"><text:s text:c="4"/>}</text:p>
      <text:p text:style-name="P58">}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4"><text:soft-page-break/>OUTPUT</text:p>
      <text:p text:style-name="P44"/>
      <text:p text:style-name="P58">1:Make Set</text:p>
      <text:p text:style-name="P58">2:Display set Representatives</text:p>
      <text:p text:style-name="P58">3:Union</text:p>
      <text:p text:style-name="P58">4:Find Set</text:p>
      <text:p text:style-name="P58">5:Exit</text:p>
      <text:p text:style-name="P58">Enter your choice : 1</text:p>
      <text:p text:style-name="P58">Enter element : 6</text:p>
      <text:p text:style-name="P58"/>
      <text:p text:style-name="P58"/>
      <text:p text:style-name="P58">1:Make Set</text:p>
      <text:p text:style-name="P58">2:Display set Representatives</text:p>
      <text:p text:style-name="P58">3:Union</text:p>
      <text:p text:style-name="P58">4:Find Set</text:p>
      <text:p text:style-name="P58">5:Exit</text:p>
      <text:p text:style-name="P58">Enter your choice : 1</text:p>
      <text:p text:style-name="P58">Enter element : 3</text:p>
      <text:p text:style-name="P58"/>
      <text:p text:style-name="P58"/>
      <text:p text:style-name="P58">1:Make Set</text:p>
      <text:p text:style-name="P58">2:Display set Representatives</text:p>
      <text:p text:style-name="P58">3:Union</text:p>
      <text:p text:style-name="P58">4:Find Set</text:p>
      <text:p text:style-name="P58">5:Exit</text:p>
      <text:p text:style-name="P58">Enter your choice : 2</text:p>
      <text:p text:style-name="P58">The sets are</text:p>
      <text:p text:style-name="P58">6 3 </text:p>
      <text:p text:style-name="P58"/>
      <text:p text:style-name="P58">1:Make Set</text:p>
      <text:p text:style-name="P58">2:Display set Representatives</text:p>
      <text:p text:style-name="P58">3:Union</text:p>
      <text:p text:style-name="P58">4:Find Set</text:p>
      <text:p text:style-name="P58">5:Exit</text:p>
      <text:p text:style-name="P58">Enter your choice : 3</text:p>
      <text:p text:style-name="P58">enter the two sets to union</text:p>
      <text:p text:style-name="P58">Enter first set : 2</text:p>
      <text:p text:style-name="P58">Enter second set : 3</text:p>
      <text:p text:style-name="P58"/>
      <text:p text:style-name="P58">Not present</text:p>
      <text:p text:style-name="P58"/>
      <text:p text:style-name="P58">1:Make Set</text:p>
      <text:p text:style-name="P58">2:Display set Representatives</text:p>
      <text:p text:style-name="P58">3:Union</text:p>
      <text:p text:style-name="P58">4:Find Set</text:p>
      <text:p text:style-name="P58">5:Exit</text:p>
      <text:p text:style-name="P58">Enter your choice : 4</text:p>
      <text:p text:style-name="P58">Enter the value to find : 3</text:p>
      <text:p text:style-name="P58"/>
      <text:p text:style-name="P58">Value 3 is in set 3</text:p>
      <text:p text:style-name="P58"/>
      <text:p text:style-name="P58">1:Make Set</text:p>
      <text:p text:style-name="P58"><text:soft-page-break/>2:Display set Representatives</text:p>
      <text:p text:style-name="P58">3:Union</text:p>
      <text:p text:style-name="P58">4:Find Set</text:p>
      <text:p text:style-name="P58">5:Exit</text:p>
      <text:p text:style-name="P58">Enter your choice : 5</text:p>
      <text:p text:style-name="P58"/>
      <text:p text:style-name="P58">Press any key to exi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1T11:00:40.384347097</meta:creation-date>
    <dc:date>2023-12-12T14:56:22.698804963</dc:date>
    <meta:editing-duration>PT58M10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63" meta:paragraph-count="2382" meta:word-count="6506" meta:character-count="41071" meta:non-whitespace-character-count="31060"/>
  </office:meta>
</office:document-meta>
</file>